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571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emlockData" table:style-name="ta1">
        <table:shapes>
          <draw:frame draw:z-index="1" draw:id="id0" draw:style-name="a0" draw:name="Chart 1" svg:x="8.0925in" svg:y="1.3543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Light</text:p>
          </table:table-cell>
          <table:table-cell office:value-type="string" table:style-name="ce1">
            <text:p>ObservedGrowthRate</text:p>
          </table:table-cell>
          <table:table-cell office:value-type="string" table:style-name="ce1">
            <text:p>Predicted</text:p>
          </table:table-cell>
          <table:table-cell office:value-type="string" table:style-name="ce1">
            <text:p>Sum of Squares</text:p>
          </table:table-cell>
          <table:table-cell office:value-type="string" table:style-name="ce1">
            <text:p>Likelihood</text:p>
          </table:table-cell>
          <table:table-cell office:value-type="string" table:style-name="ce1">
            <text:p>Log <text:s/>Likelihood</text:p>
          </table:table-cell>
          <table:table-cell table:number-columns-repeated="16378" table:style-name="ce1"/>
        </table:table-row>
        <table:table-row table:style-name="ro1">
          <table:table-cell office:value-type="float" office:value="5.64" table:style-name="ce1">
            <text:p>5.64</text:p>
          </table:table-cell>
          <table:table-cell office:value-type="float" office:value="2.67" table:style-name="ce1">
            <text:p>2.67</text:p>
          </table:table-cell>
          <table:table-cell office:value-type="float" office:value="5.2154700154458196" table:formula="of:=([.$I$2] * ([.A2]-[.$I$4]))/(([.$I$2]/[.$I$3])+([.A2]-[.$I$4]))" table:style-name="ce1">
            <text:p>5.215470015</text:p>
          </table:table-cell>
          <table:table-cell office:value-type="float" office:value="6.4794175995337415" table:formula="of:=([.B2]-[.C2])^2" table:style-name="ce1">
            <text:p>6.4794176</text:p>
          </table:table-cell>
          <table:table-cell office:value-type="float" office:value="5.0994222941849028E-2" table:formula="of:=NORMDIST([.B2];[.C2];[.$I$5];FALSE())" table:style-name="ce1">
            <text:p>0.050994223</text:p>
          </table:table-cell>
          <table:table-cell office:value-type="float" office:value="-2.9760429283240013" table:formula="of:=LN([.E2])" table:style-name="ce1">
            <text:p>-2.976042928</text:p>
          </table:table-cell>
          <table:table-cell table:style-name="ce1"/>
          <table:table-cell office:value-type="string" table:style-name="ce1">
            <text:p>alpha</text:p>
          </table:table-cell>
          <table:table-cell office:value-type="float" office:value="41.683128551533997" table:style-name="ce1">
            <text:p>41.68312855</text:p>
          </table:table-cell>
          <table:table-cell office:value-type="string" table:style-name="ce1">
            <text:p>Log Likelihood</text:p>
          </table:table-cell>
          <table:table-cell office:value-type="float" office:value="-262.90823638827442" table:formula="of:=SUM([.F2:.F78])" table:style-name="ce1">
            <text:p>-262.9082364</text:p>
          </table:table-cell>
          <table:table-cell table:number-columns-repeated="16373"/>
        </table:table-row>
        <table:table-row table:style-name="ro1">
          <table:table-cell office:value-type="float" office:value="6.46" table:style-name="ce1">
            <text:p>6.46</text:p>
          </table:table-cell>
          <table:table-cell office:value-type="float" office:value="4.17" table:style-name="ce1">
            <text:p>4.17</text:p>
          </table:table-cell>
          <table:table-cell office:value-type="float" office:value="6.0218646458236371" table:formula="of:=([.$I$2] * ([.A3]-[.$I$4]))/(([.$I$2]/[.$I$3])+([.A3]-[.$I$4]))" table:style-name="ce1">
            <text:p>6.021864646</text:p>
          </table:table-cell>
          <table:table-cell office:value-type="float" office:value="3.4294026664515052" table:formula="of:=([.B3]-[.C3])^2" table:style-name="ce1">
            <text:p>3.429402666</text:p>
          </table:table-cell>
          <table:table-cell office:value-type="float" office:value="5.2446089743129344E-2" table:formula="of:=NORMDIST([.B3];[.C3];[.$I$5];FALSE())" table:style-name="ce1">
            <text:p>0.05244609</text:p>
          </table:table-cell>
          <table:table-cell office:value-type="float" office:value="-2.9479694990042122" table:formula="of:=LN([.E3])" table:style-name="ce1">
            <text:p>-2.947969499</text:p>
          </table:table-cell>
          <table:table-cell table:style-name="ce1"/>
          <table:table-cell office:value-type="string" table:style-name="ce1">
            <text:p>gamma</text:p>
          </table:table-cell>
          <table:table-cell office:value-type="float" office:value="1.3138620826668772" table:style-name="ce1">
            <text:p>1.313862083</text:p>
          </table:table-cell>
          <table:table-cell table:number-columns-repeated="16375" table:style-name="ce1"/>
        </table:table-row>
        <table:table-row table:style-name="ro1">
          <table:table-cell office:value-type="float" office:value="6.46" table:style-name="ce1">
            <text:p>6.46</text:p>
          </table:table-cell>
          <table:table-cell office:value-type="float" office:value="5.33" table:style-name="ce1">
            <text:p>5.33</text:p>
          </table:table-cell>
          <table:table-cell office:value-type="float" office:value="6.0218646458236371" table:formula="of:=([.$I$2] * ([.A4]-[.$I$4]))/(([.$I$2]/[.$I$3])+([.A4]-[.$I$4]))" table:style-name="ce1">
            <text:p>6.021864646</text:p>
          </table:table-cell>
          <table:table-cell office:value-type="float" office:value="0.47867668814066672" table:formula="of:=([.B4]-[.C4])^2" table:style-name="ce1">
            <text:p>0.478676688</text:p>
          </table:table-cell>
          <table:table-cell office:value-type="float" office:value="5.3890020815992576E-2" table:formula="of:=NORMDIST([.B4];[.C4];[.$I$5];FALSE())" table:style-name="ce1">
            <text:p>0.053890021</text:p>
          </table:table-cell>
          <table:table-cell office:value-type="float" office:value="-2.9208099607686195" table:formula="of:=LN([.E4])" table:style-name="ce1">
            <text:p>-2.920809961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float" office:value="1.1027145582424247" table:style-name="ce1">
            <text:p>1.102714558</text:p>
          </table:table-cell>
          <table:table-cell table:number-columns-repeated="16375" table:style-name="ce1"/>
        </table:table-row>
        <table:table-row table:style-name="ro1">
          <table:table-cell office:value-type="float" office:value="6.91" table:style-name="ce1">
            <text:p>6.91</text:p>
          </table:table-cell>
          <table:table-cell office:value-type="float" office:value="3.5" table:style-name="ce1">
            <text:p>3.5</text:p>
          </table:table-cell>
          <table:table-cell office:value-type="float" office:value="6.4494242965389024" table:formula="of:=([.$I$2] * ([.A5]-[.$I$4]))/(([.$I$2]/[.$I$3])+([.A5]-[.$I$4]))" table:style-name="ce1">
            <text:p>6.449424297</text:p>
          </table:table-cell>
          <table:table-cell office:value-type="float" office:value="8.6991036810139999" table:formula="of:=([.B5]-[.C5])^2" table:style-name="ce1">
            <text:p>8.699103681</text:p>
          </table:table-cell>
          <table:table-cell office:value-type="float" office:value="4.9962941735439338E-2" table:formula="of:=NORMDIST([.B5];[.C5];[.$I$5];FALSE())" table:style-name="ce1">
            <text:p>0.049962942</text:p>
          </table:table-cell>
          <table:table-cell office:value-type="float" office:value="-2.9964737136439878" table:formula="of:=LN([.E5])" table:style-name="ce1">
            <text:p>-2.996473714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float" office:value="7.3703523663798602" table:style-name="ce1">
            <text:p>7.370352366</text:p>
          </table:table-cell>
          <table:table-cell table:number-columns-repeated="16375" table:style-name="ce1"/>
        </table:table-row>
        <table:table-row table:style-name="ro1">
          <table:table-cell office:value-type="float" office:value="7.65" table:style-name="ce1">
            <text:p>7.65</text:p>
          </table:table-cell>
          <table:table-cell office:value-type="float" office:value="5.33" table:style-name="ce1">
            <text:p>5.33</text:p>
          </table:table-cell>
          <table:table-cell office:value-type="float" office:value="7.1306613342536584" table:formula="of:=([.$I$2] * ([.A6]-[.$I$4]))/(([.$I$2]/[.$I$3])+([.A6]-[.$I$4]))" table:style-name="ce1">
            <text:p>7.130661334</text:p>
          </table:table-cell>
          <table:table-cell office:value-type="float" office:value="3.2423812406761652" table:formula="of:=([.B6]-[.C6])^2" table:style-name="ce1">
            <text:p>3.242381241</text:p>
          </table:table-cell>
          <table:table-cell office:value-type="float" office:value="5.253644882978098E-2" table:formula="of:=NORMDIST([.B6];[.C6];[.$I$5];FALSE())" table:style-name="ce1">
            <text:p>0.052536449</text:p>
          </table:table-cell>
          <table:table-cell office:value-type="float" office:value="-2.9462480868495233" table:formula="of:=LN([.E6])" table:style-name="ce1">
            <text:p>-2.946248087</text:p>
          </table:table-cell>
          <table:table-cell table:number-columns-repeated="16378" table:style-name="ce1"/>
        </table:table-row>
        <table:table-row table:style-name="ro1">
          <table:table-cell office:value-type="float" office:value="7.65" table:style-name="ce1">
            <text:p>7.65</text:p>
          </table:table-cell>
          <table:table-cell office:value-type="float" office:value="6" table:style-name="ce1">
            <text:p>6</text:p>
          </table:table-cell>
          <table:table-cell office:value-type="float" office:value="7.1306613342536584" table:formula="of:=([.$I$2] * ([.A7]-[.$I$4]))/(([.$I$2]/[.$I$3])+([.A7]-[.$I$4]))" table:style-name="ce1">
            <text:p>7.130661334</text:p>
          </table:table-cell>
          <table:table-cell office:value-type="float" office:value="1.2783950527762631" table:formula="of:=([.B7]-[.C7])^2" table:style-name="ce1">
            <text:p>1.278395053</text:p>
          </table:table-cell>
          <table:table-cell office:value-type="float" office:value="5.349479845815118E-2" table:formula="of:=NORMDIST([.B7];[.C7];[.$I$5];FALSE())" table:style-name="ce1">
            <text:p>0.053494798</text:p>
          </table:table-cell>
          <table:table-cell office:value-type="float" office:value="-2.9281708548881271" table:formula="of:=LN([.E7])" table:style-name="ce1">
            <text:p>-2.928170855</text:p>
          </table:table-cell>
          <table:table-cell table:number-columns-repeated="16378" table:style-name="ce1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6.5" table:style-name="ce1">
            <text:p>6.5</text:p>
          </table:table-cell>
          <table:table-cell office:value-type="float" office:value="8.1045155735140728" table:formula="of:=([.$I$2] * ([.A8]-[.$I$4]))/(([.$I$2]/[.$I$3])+([.A8]-[.$I$4]))" table:style-name="ce1">
            <text:p>8.104515574</text:p>
          </table:table-cell>
          <table:table-cell office:value-type="float" office:value="2.5744702256491938" table:formula="of:=([.B8]-[.C8])^2" table:style-name="ce1">
            <text:p>2.574470226</text:p>
          </table:table-cell>
          <table:table-cell office:value-type="float" office:value="5.2860421562529569E-2" table:formula="of:=NORMDIST([.B8];[.C8];[.$I$5];FALSE())" table:style-name="ce1">
            <text:p>0.052860422</text:p>
          </table:table-cell>
          <table:table-cell office:value-type="float" office:value="-2.9401003947615636" table:formula="of:=LN([.E8])" table:style-name="ce1">
            <text:p>-2.940100395</text:p>
          </table:table-cell>
          <table:table-cell table:number-columns-repeated="16378" table:style-name="ce1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4" table:style-name="ce1">
            <text:p>4</text:p>
          </table:table-cell>
          <table:table-cell office:value-type="float" office:value="8.1045155735140728" table:formula="of:=([.$I$2] * ([.A9]-[.$I$4]))/(([.$I$2]/[.$I$3])+([.A9]-[.$I$4]))" table:style-name="ce1">
            <text:p>8.104515574</text:p>
          </table:table-cell>
          <table:table-cell office:value-type="float" office:value="16.847048093219559" table:formula="of:=([.B9]-[.C9])^2" table:style-name="ce1">
            <text:p>16.84704809</text:p>
          </table:table-cell>
          <table:table-cell office:value-type="float" office:value="4.6352951479879688E-2" table:formula="of:=NORMDIST([.B9];[.C9];[.$I$5];FALSE())" table:style-name="ce1">
            <text:p>0.046352951</text:p>
          </table:table-cell>
          <table:table-cell office:value-type="float" office:value="-3.0714703108988304" table:formula="of:=LN([.E9])" table:style-name="ce1">
            <text:p>-3.071470311</text:p>
          </table:table-cell>
          <table:table-cell table:number-columns-repeated="16378" table:style-name="ce1"/>
        </table:table-row>
        <table:table-row table:style-name="ro1">
          <table:table-cell office:value-type="float" office:value="8.76" table:style-name="ce1">
            <text:p>8.76</text:p>
          </table:table-cell>
          <table:table-cell office:value-type="float" office:value="6.67" table:style-name="ce1">
            <text:p>6.67</text:p>
          </table:table-cell>
          <table:table-cell office:value-type="float" office:value="8.1045155735140728" table:formula="of:=([.$I$2] * ([.A10]-[.$I$4]))/(([.$I$2]/[.$I$3])+([.A10]-[.$I$4]))" table:style-name="ce1">
            <text:p>8.104515574</text:p>
          </table:table-cell>
          <table:table-cell office:value-type="float" office:value="2.0578349306544093" table:formula="of:=([.B10]-[.C10])^2" table:style-name="ce1">
            <text:p>2.057834931</text:p>
          </table:table-cell>
          <table:table-cell office:value-type="float" office:value="5.3112387135270792E-2" table:formula="of:=NORMDIST([.B10];[.C10];[.$I$5];FALSE())" table:style-name="ce1">
            <text:p>0.053112387</text:p>
          </table:table-cell>
          <table:table-cell office:value-type="float" office:value="-2.9353450985560179" table:formula="of:=LN([.E10])" table:style-name="ce1">
            <text:p>-2.935345099</text:p>
          </table:table-cell>
          <table:table-cell table:number-columns-repeated="16378" table:style-name="ce1"/>
        </table:table-row>
        <table:table-row table:style-name="ro1">
          <table:table-cell office:value-type="float" office:value="10.92" table:style-name="ce1">
            <text:p>10.92</text:p>
          </table:table-cell>
          <table:table-cell office:value-type="float" office:value="4.83" table:style-name="ce1">
            <text:p>4.83</text:p>
          </table:table-cell>
          <table:table-cell office:value-type="float" office:value="9.8504154070963388" table:formula="of:=([.$I$2] * ([.A11]-[.$I$4]))/(([.$I$2]/[.$I$3])+([.A11]-[.$I$4]))" table:style-name="ce1">
            <text:p>9.850415407</text:p>
          </table:table-cell>
          <table:table-cell office:value-type="float" office:value="25.204570859810296" table:formula="of:=([.B11]-[.C11])^2" table:style-name="ce1">
            <text:p>25.20457086</text:p>
          </table:table-cell>
          <table:table-cell office:value-type="float" office:value="4.2920919307539239E-2" table:formula="of:=NORMDIST([.B11];[.C11];[.$I$5];FALSE())" table:style-name="ce1">
            <text:p>0.042920919</text:p>
          </table:table-cell>
          <table:table-cell office:value-type="float" office:value="-3.1483959423544481" table:formula="of:=LN([.E11])" table:style-name="ce1">
            <text:p>-3.148395942</text:p>
          </table:table-cell>
          <table:table-cell table:number-columns-repeated="16378" table:style-name="ce1"/>
        </table:table-row>
        <table:table-row table:style-name="ro1">
          <table:table-cell office:value-type="float" office:value="11.12" table:style-name="ce1">
            <text:p>11.12</text:p>
          </table:table-cell>
          <table:table-cell office:value-type="float" office:value="4.67" table:style-name="ce1">
            <text:p>4.67</text:p>
          </table:table-cell>
          <table:table-cell office:value-type="float" office:value="10.002933253892682" table:formula="of:=([.$I$2] * ([.A12]-[.$I$4]))/(([.$I$2]/[.$I$3])+([.A12]-[.$I$4]))" table:style-name="ce1">
            <text:p>10.00293325</text:p>
          </table:table-cell>
          <table:table-cell office:value-type="float" office:value="28.440177090474386" table:formula="of:=([.B12]-[.C12])^2" table:style-name="ce1">
            <text:p>28.44017709</text:p>
          </table:table-cell>
          <table:table-cell office:value-type="float" office:value="4.1661509066356621E-2" table:formula="of:=NORMDIST([.B12];[.C12];[.$I$5];FALSE())" table:style-name="ce1">
            <text:p>0.041661509</text:p>
          </table:table-cell>
          <table:table-cell office:value-type="float" office:value="-3.1781776204170611" table:formula="of:=LN([.E12])" table:style-name="ce1">
            <text:p>-3.17817762</text:p>
          </table:table-cell>
          <table:table-cell table:number-columns-repeated="16378" table:style-name="ce1"/>
        </table:table-row>
        <table:table-row table:style-name="ro1">
          <table:table-cell office:value-type="float" office:value="11.82" table:style-name="ce1">
            <text:p>11.82</text:p>
          </table:table-cell>
          <table:table-cell office:value-type="float" office:value="10" table:style-name="ce1">
            <text:p>10</text:p>
          </table:table-cell>
          <table:table-cell office:value-type="float" office:value="10.525426255143215" table:formula="of:=([.$I$2] * ([.A13]-[.$I$4]))/(([.$I$2]/[.$I$3])+([.A13]-[.$I$4]))" table:style-name="ce1">
            <text:p>10.52542626</text:p>
          </table:table-cell>
          <table:table-cell office:value-type="float" office:value="0.27607274959382233" table:formula="of:=([.B13]-[.C13])^2" table:style-name="ce1">
            <text:p>0.27607275</text:p>
          </table:table-cell>
          <table:table-cell office:value-type="float" office:value="5.3990610801176578E-2" table:formula="of:=NORMDIST([.B13];[.C13];[.$I$5];FALSE())" table:style-name="ce1">
            <text:p>0.053990611</text:p>
          </table:table-cell>
          <table:table-cell office:value-type="float" office:value="-2.9189451215879938" table:formula="of:=LN([.E13])" table:style-name="ce1">
            <text:p>-2.918945122</text:p>
          </table:table-cell>
          <table:table-cell table:number-columns-repeated="16378" table:style-name="ce1"/>
        </table:table-row>
        <table:table-row table:style-name="ro1">
          <table:table-cell office:value-type="float" office:value="11.82" table:style-name="ce1">
            <text:p>11.82</text:p>
          </table:table-cell>
          <table:table-cell office:value-type="float" office:value="11.17" table:style-name="ce1">
            <text:p>11.17</text:p>
          </table:table-cell>
          <table:table-cell office:value-type="float" office:value="10.525426255143215" table:formula="of:=([.$I$2] * ([.A14]-[.$I$4]))/(([.$I$2]/[.$I$3])+([.A14]-[.$I$4]))" table:style-name="ce1">
            <text:p>10.52542626</text:p>
          </table:table-cell>
          <table:table-cell office:value-type="float" office:value="0.41547531255870029" table:formula="of:=([.B14]-[.C14])^2" table:style-name="ce1">
            <text:p>0.415475313</text:p>
          </table:table-cell>
          <table:table-cell office:value-type="float" office:value="5.3921379274838199E-2" table:formula="of:=NORMDIST([.B14];[.C14];[.$I$5];FALSE())" table:style-name="ce1">
            <text:p>0.053921379</text:p>
          </table:table-cell>
          <table:table-cell office:value-type="float" office:value="-2.9202282326822848" table:formula="of:=LN([.E14])" table:style-name="ce1">
            <text:p>-2.920228233</text:p>
          </table:table-cell>
          <table:table-cell table:number-columns-repeated="16378" table:style-name="ce1"/>
        </table:table-row>
        <table:table-row table:style-name="ro1">
          <table:table-cell office:value-type="float" office:value="12.75" table:style-name="ce1">
            <text:p>12.75</text:p>
          </table:table-cell>
          <table:table-cell office:value-type="float" office:value="11.5" table:style-name="ce1">
            <text:p>11.5</text:p>
          </table:table-cell>
          <table:table-cell office:value-type="float" office:value="11.193507925348221" table:formula="of:=([.$I$2] * ([.A15]-[.$I$4]))/(([.$I$2]/[.$I$3])+([.A15]-[.$I$4]))" table:style-name="ce1">
            <text:p>11.19350793</text:p>
          </table:table-cell>
          <table:table-cell office:value-type="float" office:value="9.3937391824351374E-2" table:formula="of:=([.B15]-[.C15])^2" table:style-name="ce1">
            <text:p>0.093937392</text:p>
          </table:table-cell>
          <table:table-cell office:value-type="float" office:value="5.4081198679991511E-2" table:formula="of:=NORMDIST([.B15];[.C15];[.$I$5];FALSE())" table:style-name="ce1">
            <text:p>0.054081199</text:p>
          </table:table-cell>
          <table:table-cell office:value-type="float" office:value="-2.9172686825523955" table:formula="of:=LN([.E15])" table:style-name="ce1">
            <text:p>-2.917268683</text:p>
          </table:table-cell>
          <table:table-cell table:number-columns-repeated="16378" table:style-name="ce1"/>
        </table:table-row>
        <table:table-row table:style-name="ro1">
          <table:table-cell office:value-type="float" office:value="14.59" table:style-name="ce1">
            <text:p>14.59</text:p>
          </table:table-cell>
          <table:table-cell office:value-type="float" office:value="4.17" table:style-name="ce1">
            <text:p>4.17</text:p>
          </table:table-cell>
          <table:table-cell office:value-type="float" office:value="12.434323223751685" table:formula="of:=([.$I$2] * ([.A16]-[.$I$4]))/(([.$I$2]/[.$I$3])+([.A16]-[.$I$4]))" table:style-name="ce1">
            <text:p>12.43432322</text:p>
          </table:table-cell>
          <table:table-cell office:value-type="float" office:value="68.299038346641439" table:formula="of:=([.B16]-[.C16])^2" table:style-name="ce1">
            <text:p>68.29903835</text:p>
          </table:table-cell>
          <table:table-cell office:value-type="float" office:value="2.8867096886494512E-2" table:formula="of:=NORMDIST([.B16];[.C16];[.$I$5];FALSE())" table:style-name="ce1">
            <text:p>0.028867097</text:p>
          </table:table-cell>
          <table:table-cell office:value-type="float" office:value="-3.54505284850373" table:formula="of:=LN([.E16])" table:style-name="ce1">
            <text:p>-3.545052849</text:p>
          </table:table-cell>
          <table:table-cell table:number-columns-repeated="16378" table:style-name="ce1"/>
        </table:table-row>
        <table:table-row table:style-name="ro1">
          <table:table-cell office:value-type="float" office:value="14.9" table:style-name="ce1">
            <text:p>14.9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12.633500398254796" table:formula="of:=([.$I$2] * ([.A17]-[.$I$4]))/(([.$I$2]/[.$I$3])+([.A17]-[.$I$4]))" table:style-name="ce1">
            <text:p>12.6335004</text:p>
          </table:table-cell>
          <table:table-cell office:value-type="float" office:value="17.610608907447642" table:formula="of:=([.B17]-[.C17])^2" table:style-name="ce1">
            <text:p>17.61060891</text:p>
          </table:table-cell>
          <table:table-cell office:value-type="float" office:value="4.6028321002259592E-2" table:formula="of:=NORMDIST([.B17];[.C17];[.$I$5];FALSE())" table:style-name="ce1">
            <text:p>0.046028321</text:p>
          </table:table-cell>
          <table:table-cell office:value-type="float" office:value="-3.0784983979803355" table:formula="of:=LN([.E17])" table:style-name="ce1">
            <text:p>-3.078498398</text:p>
          </table:table-cell>
          <table:table-cell table:number-columns-repeated="16378"/>
        </table:table-row>
        <table:table-row table:style-name="ro1">
          <table:table-cell office:value-type="float" office:value="14.9" table:style-name="ce1">
            <text:p>14.9</text:p>
          </table:table-cell>
          <table:table-cell office:value-type="float" office:value="8.17" table:style-name="ce1">
            <text:p>8.17</text:p>
          </table:table-cell>
          <table:table-cell office:value-type="float" office:value="12.633500398254796" table:formula="of:=([.$I$2] * ([.A18]-[.$I$4]))/(([.$I$2]/[.$I$3])+([.A18]-[.$I$4]))" table:style-name="ce1">
            <text:p>12.6335004</text:p>
          </table:table-cell>
          <table:table-cell office:value-type="float" office:value="19.922835805220721" table:formula="of:=([.B18]-[.C18])^2" table:style-name="ce1">
            <text:p>19.92283581</text:p>
          </table:table-cell>
          <table:table-cell office:value-type="float" office:value="4.5059070956903161E-2" table:formula="of:=NORMDIST([.B18];[.C18];[.$I$5];FALSE())" table:style-name="ce1">
            <text:p>0.045059071</text:p>
          </table:table-cell>
          <table:table-cell office:value-type="float" office:value="-3.0997809621021939" table:formula="of:=LN([.E18])" table:style-name="ce1">
            <text:p>-3.099780962</text:p>
          </table:table-cell>
          <table:table-cell table:number-columns-repeated="16378"/>
        </table:table-row>
        <table:table-row table:style-name="ro1">
          <table:table-cell office:value-type="float" office:value="15.47" table:style-name="ce1">
            <text:p>15.47</text:p>
          </table:table-cell>
          <table:table-cell office:value-type="float" office:value="10.5" table:style-name="ce1">
            <text:p>10.5</text:p>
          </table:table-cell>
          <table:table-cell office:value-type="float" office:value="12.992737402738587" table:formula="of:=([.$I$2] * ([.A19]-[.$I$4]))/(([.$I$2]/[.$I$3])+([.A19]-[.$I$4]))" table:style-name="ce1">
            <text:p>12.9927374</text:p>
          </table:table-cell>
          <table:table-cell office:value-type="float" office:value="6.2137397590119186" table:formula="of:=([.B19]-[.C19])^2" table:style-name="ce1">
            <text:p>6.213739759</text:p>
          </table:table-cell>
          <table:table-cell office:value-type="float" office:value="5.1119076502185189E-2" table:formula="of:=NORMDIST([.B19];[.C19];[.$I$5];FALSE())" table:style-name="ce1">
            <text:p>0.051119077</text:p>
          </table:table-cell>
          <table:table-cell office:value-type="float" office:value="-2.973597534369754" table:formula="of:=LN([.E19])" table:style-name="ce1">
            <text:p>-2.973597534</text:p>
          </table:table-cell>
          <table:table-cell table:number-columns-repeated="16378"/>
        </table:table-row>
        <table:table-row table:style-name="ro1">
          <table:table-cell office:value-type="float" office:value="18.05" table:style-name="ce1">
            <text:p>18.05</text:p>
          </table:table-cell>
          <table:table-cell office:value-type="float" office:value="20.170000000000002" table:style-name="ce1">
            <text:p>20.17</text:p>
          </table:table-cell>
          <table:table-cell office:value-type="float" office:value="14.51352526006522" table:formula="of:=([.$I$2] * ([.A20]-[.$I$4]))/(([.$I$2]/[.$I$3])+([.A20]-[.$I$4]))" table:style-name="ce1">
            <text:p>14.51352526</text:p>
          </table:table-cell>
          <table:table-cell office:value-type="float" office:value="31.995706483520252" table:formula="of:=([.B20]-[.C20])^2" table:style-name="ce1">
            <text:p>31.99570648</text:p>
          </table:table-cell>
          <table:table-cell office:value-type="float" office:value="4.0320147951423135E-2" table:formula="of:=NORMDIST([.B20];[.C20];[.$I$5];FALSE())" table:style-name="ce1">
            <text:p>0.040320148</text:p>
          </table:table-cell>
          <table:table-cell office:value-type="float" office:value="-3.210903985795619" table:formula="of:=LN([.E20])" table:style-name="ce1">
            <text:p>-3.210903986</text:p>
          </table:table-cell>
          <table:table-cell table:number-columns-repeated="16378"/>
        </table:table-row>
        <table:table-row table:style-name="ro1">
          <table:table-cell office:value-type="float" office:value="18.68" table:style-name="ce1">
            <text:p>18.68</text:p>
          </table:table-cell>
          <table:table-cell office:value-type="float" office:value="28.67" table:style-name="ce1">
            <text:p>28.67</text:p>
          </table:table-cell>
          <table:table-cell office:value-type="float" office:value="14.86070235872195" table:formula="of:=([.$I$2] * ([.A21]-[.$I$4]))/(([.$I$2]/[.$I$3])+([.A21]-[.$I$4]))" table:style-name="ce1">
            <text:p>14.86070236</text:p>
          </table:table-cell>
          <table:table-cell office:value-type="float" office:value="190.69670134540758" table:formula="of:=([.B21]-[.C21])^2" table:style-name="ce1">
            <text:p>190.6967013</text:p>
          </table:table-cell>
          <table:table-cell office:value-type="float" office:value="9.3568671013237008E-3" table:formula="of:=NORMDIST([.B21];[.C21];[.$I$5];FALSE())" table:style-name="ce1">
            <text:p>0.009356867</text:p>
          </table:table-cell>
          <table:table-cell office:value-type="float" office:value="-4.671644755918039" table:formula="of:=LN([.E21])" table:style-name="ce1">
            <text:p>-4.671644756</text:p>
          </table:table-cell>
          <table:table-cell table:number-columns-repeated="16378"/>
        </table:table-row>
        <table:table-row table:style-name="ro1">
          <table:table-cell office:value-type="float" office:value="19.420000000000002" table:style-name="ce1">
            <text:p>19.42</text:p>
          </table:table-cell>
          <table:table-cell office:value-type="float" office:value="7.33" table:style-name="ce1">
            <text:p>7.33</text:p>
          </table:table-cell>
          <table:table-cell office:value-type="float" office:value="15.257333675749081" table:formula="of:=([.$I$2] * ([.A22]-[.$I$4]))/(([.$I$2]/[.$I$3])+([.A22]-[.$I$4]))" table:style-name="ce1">
            <text:p>15.25733368</text:p>
          </table:table-cell>
          <table:table-cell office:value-type="float" office:value="62.842619206665432" table:formula="of:=([.B22]-[.C22])^2" table:style-name="ce1">
            <text:p>62.84261921</text:p>
          </table:table-cell>
          <table:table-cell office:value-type="float" office:value="3.0353907755849091E-2" table:formula="of:=NORMDIST([.B22];[.C22];[.$I$5];FALSE())" table:style-name="ce1">
            <text:p>0.030353908</text:p>
          </table:table-cell>
          <table:table-cell office:value-type="float" office:value="-3.4948300133943744" table:formula="of:=LN([.E22])" table:style-name="ce1">
            <text:p>-3.494830013</text:p>
          </table:table-cell>
          <table:table-cell table:number-columns-repeated="16378"/>
        </table:table-row>
        <table:table-row table:style-name="ro1">
          <table:table-cell office:value-type="float" office:value="19.420000000000002" table:style-name="ce1">
            <text:p>19.42</text:p>
          </table:table-cell>
          <table:table-cell office:value-type="float" office:value="15.67" table:style-name="ce1">
            <text:p>15.67</text:p>
          </table:table-cell>
          <table:table-cell office:value-type="float" office:value="15.257333675749081" table:formula="of:=([.$I$2] * ([.A23]-[.$I$4]))/(([.$I$2]/[.$I$3])+([.A23]-[.$I$4]))" table:style-name="ce1">
            <text:p>15.25733368</text:p>
          </table:table-cell>
          <table:table-cell office:value-type="float" office:value="0.17029349517076478" table:formula="of:=([.B23]-[.C23])^2" table:style-name="ce1">
            <text:p>0.170293495</text:p>
          </table:table-cell>
          <table:table-cell office:value-type="float" office:value="5.4043203285013809E-2" table:formula="of:=NORMDIST([.B23];[.C23];[.$I$5];FALSE())" table:style-name="ce1">
            <text:p>0.054043203</text:p>
          </table:table-cell>
          <table:table-cell office:value-type="float" office:value="-2.9179714914623389" table:formula="of:=LN([.E23])" table:style-name="ce1">
            <text:p>-2.917971491</text:p>
          </table:table-cell>
          <table:table-cell table:number-columns-repeated="16378"/>
        </table:table-row>
        <table:table-row table:style-name="ro1">
          <table:table-cell office:value-type="float" office:value="19.739999999999998" table:style-name="ce1">
            <text:p>19.74</text:p>
          </table:table-cell>
          <table:table-cell office:value-type="float" office:value="23.17" table:style-name="ce1">
            <text:p>23.17</text:p>
          </table:table-cell>
          <table:table-cell office:value-type="float" office:value="15.42523998005985" table:formula="of:=([.$I$2] * ([.A24]-[.$I$4]))/(([.$I$2]/[.$I$3])+([.A24]-[.$I$4]))" table:style-name="ce1">
            <text:p>15.42523998</text:p>
          </table:table-cell>
          <table:table-cell office:value-type="float" office:value="59.981307766463388" table:formula="of:=([.B24]-[.C24])^2" table:style-name="ce1">
            <text:p>59.98130777</text:p>
          </table:table-cell>
          <table:table-cell office:value-type="float" office:value="3.1163944463821161E-2" table:formula="of:=NORMDIST([.B24];[.C24];[.$I$5];FALSE())" table:style-name="ce1">
            <text:p>0.031163944</text:p>
          </table:table-cell>
          <table:table-cell office:value-type="float" office:value="-3.4684934785770705" table:formula="of:=LN([.E24])" table:style-name="ce1">
            <text:p>-3.468493479</text:p>
          </table:table-cell>
          <table:table-cell table:number-columns-repeated="16378"/>
        </table:table-row>
        <table:table-row table:style-name="ro1">
          <table:table-cell office:value-type="float" office:value="22.64" table:style-name="ce1">
            <text:p>22.64</text:p>
          </table:table-cell>
          <table:table-cell office:value-type="float" office:value="12.5" table:style-name="ce1">
            <text:p>12.5</text:p>
          </table:table-cell>
          <table:table-cell office:value-type="float" office:value="16.854899766173929" table:formula="of:=([.$I$2] * ([.A25]-[.$I$4]))/(([.$I$2]/[.$I$3])+([.A25]-[.$I$4]))" table:style-name="ce1">
            <text:p>16.85489977</text:p>
          </table:table-cell>
          <table:table-cell office:value-type="float" office:value="18.965151973421744" table:formula="of:=([.B25]-[.C25])^2" table:style-name="ce1">
            <text:p>18.96515197</text:p>
          </table:table-cell>
          <table:table-cell office:value-type="float" office:value="4.5458016318213779E-2" table:formula="of:=NORMDIST([.B25];[.C25];[.$I$5];FALSE())" table:style-name="ce1">
            <text:p>0.045458016</text:p>
          </table:table-cell>
          <table:table-cell office:value-type="float" office:value="-3.0909660972728128" table:formula="of:=LN([.E25])" table:style-name="ce1">
            <text:p>-3.090966097</text:p>
          </table:table-cell>
          <table:table-cell table:number-columns-repeated="16378"/>
        </table:table-row>
        <table:table-row table:style-name="ro1">
          <table:table-cell office:value-type="float" office:value="22.85" table:style-name="ce1">
            <text:p>22.85</text:p>
          </table:table-cell>
          <table:table-cell office:value-type="float" office:value="21.17" table:style-name="ce1">
            <text:p>21.17</text:p>
          </table:table-cell>
          <table:table-cell office:value-type="float" office:value="16.952405691445918" table:formula="of:=([.$I$2] * ([.A26]-[.$I$4]))/(([.$I$2]/[.$I$3])+([.A26]-[.$I$4]))" table:style-name="ce1">
            <text:p>16.95240569</text:p>
          </table:table-cell>
          <table:table-cell office:value-type="float" office:value="17.788101751547799" table:formula="of:=([.B26]-[.C26])^2" table:style-name="ce1">
            <text:p>17.78810175</text:p>
          </table:table-cell>
          <table:table-cell office:value-type="float" office:value="4.5953185572217302E-2" table:formula="of:=NORMDIST([.B26];[.C26];[.$I$5];FALSE())" table:style-name="ce1">
            <text:p>0.045953186</text:p>
          </table:table-cell>
          <table:table-cell office:value-type="float" office:value="-3.0801321056581461" table:formula="of:=LN([.E26])" table:style-name="ce1">
            <text:p>-3.080132106</text:p>
          </table:table-cell>
          <table:table-cell table:number-columns-repeated="16378"/>
        </table:table-row>
        <table:table-row table:style-name="ro1">
          <table:table-cell office:value-type="float" office:value="23.5" table:style-name="ce1">
            <text:p>23.5</text:p>
          </table:table-cell>
          <table:table-cell office:value-type="float" office:value="6.17" table:style-name="ce1">
            <text:p>6.17</text:p>
          </table:table-cell>
          <table:table-cell office:value-type="float" office:value="17.249414154400775" table:formula="of:=([.$I$2] * ([.A27]-[.$I$4]))/(([.$I$2]/[.$I$3])+([.A27]-[.$I$4]))" table:style-name="ce1">
            <text:p>17.24941415</text:p>
          </table:table-cell>
          <table:table-cell office:value-type="float" office:value="122.75341800473623" table:formula="of:=([.B27]-[.C27])^2" table:style-name="ce1">
            <text:p>122.753418</text:p>
          </table:table-cell>
          <table:table-cell office:value-type="float" office:value="1.7487473523509156E-2" table:formula="of:=NORMDIST([.B27];[.C27];[.$I$5];FALSE())" table:style-name="ce1">
            <text:p>0.017487474</text:p>
          </table:table-cell>
          <table:table-cell office:value-type="float" office:value="-4.0462704530154632" table:formula="of:=LN([.E27])" table:style-name="ce1">
            <text:p>-4.046270453</text:p>
          </table:table-cell>
          <table:table-cell table:number-columns-repeated="16378"/>
        </table:table-row>
        <table:table-row table:style-name="ro1">
          <table:table-cell office:value-type="float" office:value="25.38" table:style-name="ce1">
            <text:p>25.38</text:p>
          </table:table-cell>
          <table:table-cell office:value-type="float" office:value="4.67" table:style-name="ce1">
            <text:p>4.67</text:p>
          </table:table-cell>
          <table:table-cell office:value-type="float" office:value="18.069645856969334" table:formula="of:=([.$I$2] * ([.A28]-[.$I$4]))/(([.$I$2]/[.$I$3])+([.A28]-[.$I$4]))" table:style-name="ce1">
            <text:p>18.06964586</text:p>
          </table:table-cell>
          <table:table-cell office:value-type="float" office:value="179.55050909219545" table:formula="of:=([.B28]-[.C28])^2" table:style-name="ce1">
            <text:p>179.5505091</text:p>
          </table:table-cell>
          <table:table-cell office:value-type="float" office:value="1.0367791887103715E-2" table:formula="of:=NORMDIST([.B28];[.C28];[.$I$5];FALSE())" table:style-name="ce1">
            <text:p>0.010367792</text:p>
          </table:table-cell>
          <table:table-cell office:value-type="float" office:value="-4.5690512121909874" table:formula="of:=LN([.E28])" table:style-name="ce1">
            <text:p>-4.569051212</text:p>
          </table:table-cell>
          <table:table-cell table:number-columns-repeated="16378"/>
        </table:table-row>
        <table:table-row table:style-name="ro1">
          <table:table-cell office:value-type="float" office:value="25.93" table:style-name="ce1">
            <text:p>25.93</text:p>
          </table:table-cell>
          <table:table-cell office:value-type="float" office:value="6.83" table:style-name="ce1">
            <text:p>6.83</text:p>
          </table:table-cell>
          <table:table-cell office:value-type="float" office:value="18.299296455758832" table:formula="of:=([.$I$2] * ([.A29]-[.$I$4]))/(([.$I$2]/[.$I$3])+([.A29]-[.$I$4]))" table:style-name="ce1">
            <text:p>18.29929646</text:p>
          </table:table-cell>
          <table:table-cell office:value-type="float" office:value="131.54476119008208" table:formula="of:=([.B29]-[.C29])^2" table:style-name="ce1">
            <text:p>131.5447612</text:p>
          </table:table-cell>
          <table:table-cell office:value-type="float" office:value="1.6128149413457825E-2" table:formula="of:=NORMDIST([.B29];[.C29];[.$I$5];FALSE())" table:style-name="ce1">
            <text:p>0.016128149</text:p>
          </table:table-cell>
          <table:table-cell office:value-type="float" office:value="-4.1271891229087956" table:formula="of:=LN([.E29])" table:style-name="ce1">
            <text:p>-4.127189123</text:p>
          </table:table-cell>
          <table:table-cell table:number-columns-repeated="16378"/>
        </table:table-row>
        <table:table-row table:style-name="ro1">
          <table:table-cell office:value-type="float" office:value="27.39" table:style-name="ce1">
            <text:p>27.39</text:p>
          </table:table-cell>
          <table:table-cell office:value-type="float" office:value="11.67" table:style-name="ce1">
            <text:p>11.67</text:p>
          </table:table-cell>
          <table:table-cell office:value-type="float" office:value="18.887792704292636" table:formula="of:=([.$I$2] * ([.A30]-[.$I$4]))/(([.$I$2]/[.$I$3])+([.A30]-[.$I$4]))" table:style-name="ce1">
            <text:p>18.8877927</text:p>
          </table:table-cell>
          <table:table-cell office:value-type="float" office:value="52.096531522140005" table:formula="of:=([.B30]-[.C30])^2" table:style-name="ce1">
            <text:p>52.09653152</text:p>
          </table:table-cell>
          <table:table-cell office:value-type="float" office:value="3.3509738686079885E-2" table:formula="of:=NORMDIST([.B30];[.C30];[.$I$5];FALSE())" table:style-name="ce1">
            <text:p>0.033509739</text:p>
          </table:table-cell>
          <table:table-cell office:value-type="float" office:value="-3.3959191753510618" table:formula="of:=LN([.E30])" table:style-name="ce1">
            <text:p>-3.395919175</text:p>
          </table:table-cell>
          <table:table-cell table:number-columns-repeated="16378"/>
        </table:table-row>
        <table:table-row table:style-name="ro1">
          <table:table-cell office:value-type="float" office:value="28.72" table:style-name="ce1">
            <text:p>28.72</text:p>
          </table:table-cell>
          <table:table-cell office:value-type="float" office:value="17.170000000000002" table:style-name="ce1">
            <text:p>17.17</text:p>
          </table:table-cell>
          <table:table-cell office:value-type="float" office:value="19.398684126554794" table:formula="of:=([.$I$2] * ([.A31]-[.$I$4]))/(([.$I$2]/[.$I$3])+([.A31]-[.$I$4]))" table:style-name="ce1">
            <text:p>19.39868413</text:p>
          </table:table-cell>
          <table:table-cell office:value-type="float" office:value="4.9670329359572998" table:formula="of:=([.B31]-[.C31])^2" table:style-name="ce1">
            <text:p>4.967032936</text:p>
          </table:table-cell>
          <table:table-cell office:value-type="float" office:value="5.1709053411225232E-2" table:formula="of:=NORMDIST([.B31];[.C31];[.$I$5];FALSE())" table:style-name="ce1">
            <text:p>0.051709053</text:p>
          </table:table-cell>
          <table:table-cell office:value-type="float" office:value="-2.9621223984614344" table:formula="of:=LN([.E31])" table:style-name="ce1">
            <text:p>-2.962122398</text:p>
          </table:table-cell>
          <table:table-cell table:number-columns-repeated="16378"/>
        </table:table-row>
        <table:table-row table:style-name="ro1">
          <table:table-cell office:value-type="float" office:value="28.84" table:style-name="ce1">
            <text:p>28.84</text:p>
          </table:table-cell>
          <table:table-cell office:value-type="float" office:value="30.67" table:style-name="ce1">
            <text:p>30.67</text:p>
          </table:table-cell>
          <table:table-cell office:value-type="float" office:value="19.443655558123158" table:formula="of:=([.$I$2] * ([.A32]-[.$I$4]))/(([.$I$2]/[.$I$3])+([.A32]-[.$I$4]))" table:style-name="ce1">
            <text:p>19.44365556</text:p>
          </table:table-cell>
          <table:table-cell office:value-type="float" office:value="126.0308095276591" table:formula="of:=([.B32]-[.C32])^2" table:style-name="ce1">
            <text:p>126.0308095</text:p>
          </table:table-cell>
          <table:table-cell office:value-type="float" office:value="1.6967818848104724E-2" table:formula="of:=NORMDIST([.B32];[.C32];[.$I$5];FALSE())" table:style-name="ce1">
            <text:p>0.016967819</text:p>
          </table:table-cell>
          <table:table-cell office:value-type="float" office:value="-4.0764367378667545" table:formula="of:=LN([.E32])" table:style-name="ce1">
            <text:p>-4.076436738</text:p>
          </table:table-cell>
          <table:table-cell table:number-columns-repeated="16378"/>
        </table:table-row>
        <table:table-row table:style-name="ro1">
          <table:table-cell office:value-type="float" office:value="29.01" table:style-name="ce1">
            <text:p>29.01</text:p>
          </table:table-cell>
          <table:table-cell office:value-type="float" office:value="7.5" table:style-name="ce1">
            <text:p>7.5</text:p>
          </table:table-cell>
          <table:table-cell office:value-type="float" office:value="19.507055261364147" table:formula="of:=([.$I$2] * ([.A33]-[.$I$4]))/(([.$I$2]/[.$I$3])+([.A33]-[.$I$4]))" table:style-name="ce1">
            <text:p>19.50705526</text:p>
          </table:table-cell>
          <table:table-cell office:value-type="float" office:value="144.16937604945247" table:formula="of:=([.B33]-[.C33])^2" table:style-name="ce1">
            <text:p>144.169376</text:p>
          </table:table-cell>
          <table:table-cell office:value-type="float" office:value="1.4358824219720663E-2" table:formula="of:=NORMDIST([.B33];[.C33];[.$I$5];FALSE())" table:style-name="ce1">
            <text:p>0.014358824</text:p>
          </table:table-cell>
          <table:table-cell office:value-type="float" office:value="-4.2433905975638506" table:formula="of:=LN([.E33])" table:style-name="ce1">
            <text:p>-4.243390598</text:p>
          </table:table-cell>
          <table:table-cell table:number-columns-repeated="16378"/>
        </table:table-row>
        <table:table-row table:style-name="ro1">
          <table:table-cell office:value-type="float" office:value="29.38" table:style-name="ce1">
            <text:p>29.38</text:p>
          </table:table-cell>
          <table:table-cell office:value-type="float" office:value="29.67" table:style-name="ce1">
            <text:p>29.67</text:p>
          </table:table-cell>
          <table:table-cell office:value-type="float" office:value="19.643801023221052" table:formula="of:=([.$I$2] * ([.A34]-[.$I$4]))/(([.$I$2]/[.$I$3])+([.A34]-[.$I$4]))" table:style-name="ce1">
            <text:p>19.64380102</text:p>
          </table:table-cell>
          <table:table-cell office:value-type="float" office:value="100.52466592196326" table:formula="of:=([.B34]-[.C34])^2" table:style-name="ce1">
            <text:p>100.5246659</text:p>
          </table:table-cell>
          <table:table-cell office:value-type="float" office:value="2.1457757131128942E-2" table:formula="of:=NORMDIST([.B34];[.C34];[.$I$5];FALSE())" table:style-name="ce1">
            <text:p>0.021457757</text:p>
          </table:table-cell>
          <table:table-cell office:value-type="float" office:value="-3.8416690611684357" table:formula="of:=LN([.E34])" table:style-name="ce1">
            <text:p>-3.841669061</text:p>
          </table:table-cell>
          <table:table-cell table:number-columns-repeated="16378"/>
        </table:table-row>
        <table:table-row table:style-name="ro1">
          <table:table-cell office:value-type="float" office:value="29.57" table:style-name="ce1">
            <text:p>29.57</text:p>
          </table:table-cell>
          <table:table-cell office:value-type="float" office:value="14.33" table:style-name="ce1">
            <text:p>14.33</text:p>
          </table:table-cell>
          <table:table-cell office:value-type="float" office:value="19.713368526472244" table:formula="of:=([.$I$2] * ([.A35]-[.$I$4]))/(([.$I$2]/[.$I$3])+([.A35]-[.$I$4]))" table:style-name="ce1">
            <text:p>19.71336853</text:p>
          </table:table-cell>
          <table:table-cell office:value-type="float" office:value="28.980656691811944" table:formula="of:=([.B35]-[.C35])^2" table:style-name="ce1">
            <text:p>28.98065669</text:p>
          </table:table-cell>
          <table:table-cell office:value-type="float" office:value="4.1454767407414987E-2" table:formula="of:=NORMDIST([.B35];[.C35];[.$I$5];FALSE())" table:style-name="ce1">
            <text:p>0.041454767</text:p>
          </table:table-cell>
          <table:table-cell office:value-type="float" office:value="-3.1831523881542161" table:formula="of:=LN([.E35])" table:style-name="ce1">
            <text:p>-3.183152388</text:p>
          </table:table-cell>
          <table:table-cell table:number-columns-repeated="16378"/>
        </table:table-row>
        <table:table-row table:style-name="ro1">
          <table:table-cell office:value-type="float" office:value="37.130000000000003" table:style-name="ce1">
            <text:p>37.13</text:p>
          </table:table-cell>
          <table:table-cell office:value-type="float" office:value="31.33" table:style-name="ce1">
            <text:p>31.33</text:p>
          </table:table-cell>
          <table:table-cell office:value-type="float" office:value="22.164795682582401" table:formula="of:=([.$I$2] * ([.A36]-[.$I$4]))/(([.$I$2]/[.$I$3])+([.A36]-[.$I$4]))" table:style-name="ce1">
            <text:p>22.16479568</text:p>
          </table:table-cell>
          <table:table-cell office:value-type="float" office:value="84.000970180010171" table:formula="of:=([.B36]-[.C36])^2" table:style-name="ce1">
            <text:p>84.00097018</text:p>
          </table:table-cell>
          <table:table-cell office:value-type="float" office:value="2.4982516213430367E-2" table:formula="of:=NORMDIST([.B36];[.C36];[.$I$5];FALSE())" table:style-name="ce1">
            <text:p>0.024982516</text:p>
          </table:table-cell>
          <table:table-cell office:value-type="float" office:value="-3.6895790502370316" table:formula="of:=LN([.E36])" table:style-name="ce1">
            <text:p>-3.68957905</text:p>
          </table:table-cell>
          <table:table-cell table:number-columns-repeated="16378"/>
        </table:table-row>
        <table:table-row table:style-name="ro1">
          <table:table-cell office:value-type="float" office:value="38.22" table:style-name="ce1">
            <text:p>38.22</text:p>
          </table:table-cell>
          <table:table-cell office:value-type="float" office:value="32.17" table:style-name="ce1">
            <text:p>32.17</text:p>
          </table:table-cell>
          <table:table-cell office:value-type="float" office:value="22.473832226390854" table:formula="of:=([.$I$2] * ([.A37]-[.$I$4]))/(([.$I$2]/[.$I$3])+([.A37]-[.$I$4]))" table:style-name="ce1">
            <text:p>22.47383223</text:p>
          </table:table-cell>
          <table:table-cell office:value-type="float" office:value="94.015669493976574" table:formula="of:=([.B37]-[.C37])^2" table:style-name="ce1">
            <text:p>94.01566949</text:p>
          </table:table-cell>
          <table:table-cell office:value-type="float" office:value="2.278260602330822E-2" table:formula="of:=NORMDIST([.B37];[.C37];[.$I$5];FALSE())" table:style-name="ce1">
            <text:p>0.022782606</text:p>
          </table:table-cell>
          <table:table-cell office:value-type="float" office:value="-3.7817579278877913" table:formula="of:=LN([.E37])" table:style-name="ce1">
            <text:p>-3.781757928</text:p>
          </table:table-cell>
          <table:table-cell table:number-columns-repeated="16378"/>
        </table:table-row>
        <table:table-row table:style-name="ro1">
          <table:table-cell office:value-type="float" office:value="38.22" table:style-name="ce1">
            <text:p>38.22</text:p>
          </table:table-cell>
          <table:table-cell office:value-type="float" office:value="24.83" table:style-name="ce1">
            <text:p>24.83</text:p>
          </table:table-cell>
          <table:table-cell office:value-type="float" office:value="22.473832226390854" table:formula="of:=([.$I$2] * ([.A38]-[.$I$4]))/(([.$I$2]/[.$I$3])+([.A38]-[.$I$4]))" table:style-name="ce1">
            <text:p>22.47383223</text:p>
          </table:table-cell>
          <table:table-cell office:value-type="float" office:value="5.5515265773942701" table:formula="of:=([.B38]-[.C38])^2" table:style-name="ce1">
            <text:p>5.551526577</text:p>
          </table:table-cell>
          <table:table-cell office:value-type="float" office:value="5.1431611430778547E-2" table:formula="of:=NORMDIST([.B38];[.C38];[.$I$5];FALSE())" table:style-name="ce1">
            <text:p>0.051431611</text:p>
          </table:table-cell>
          <table:table-cell office:value-type="float" office:value="-2.9675022871802628" table:formula="of:=LN([.E38])" table:style-name="ce1">
            <text:p>-2.967502287</text:p>
          </table:table-cell>
          <table:table-cell table:number-columns-repeated="16378"/>
        </table:table-row>
        <table:table-row table:style-name="ro1">
          <table:table-cell office:value-type="float" office:value="39.06" table:style-name="ce1">
            <text:p>39.06</text:p>
          </table:table-cell>
          <table:table-cell office:value-type="float" office:value="19.170000000000002" table:style-name="ce1">
            <text:p>19.17</text:p>
          </table:table-cell>
          <table:table-cell office:value-type="float" office:value="22.70539263377561" table:formula="of:=([.$I$2] * ([.A39]-[.$I$4]))/(([.$I$2]/[.$I$3])+([.A39]-[.$I$4]))" table:style-name="ce1">
            <text:p>22.70539263</text:p>
          </table:table-cell>
          <table:table-cell office:value-type="float" office:value="12.49900107495483" table:formula="of:=([.B39]-[.C39])^2" table:style-name="ce1">
            <text:p>12.49900107</text:p>
          </table:table-cell>
          <table:table-cell office:value-type="float" office:value="4.8245663562705696E-2" table:formula="of:=NORMDIST([.B39];[.C39];[.$I$5];FALSE())" table:style-name="ce1">
            <text:p>0.048245664</text:p>
          </table:table-cell>
          <table:table-cell office:value-type="float" office:value="-3.0314493295841518" table:formula="of:=LN([.E39])" table:style-name="ce1">
            <text:p>-3.03144933</text:p>
          </table:table-cell>
          <table:table-cell table:number-columns-repeated="16378"/>
        </table:table-row>
        <table:table-row table:style-name="ro1">
          <table:table-cell office:value-type="float" office:value="39.08" table:style-name="ce1">
            <text:p>39.08</text:p>
          </table:table-cell>
          <table:table-cell office:value-type="float" office:value="30.83" table:style-name="ce1">
            <text:p>30.83</text:p>
          </table:table-cell>
          <table:table-cell office:value-type="float" office:value="22.710837952772287" table:formula="of:=([.$I$2] * ([.A40]-[.$I$4]))/(([.$I$2]/[.$I$3])+([.A40]-[.$I$4]))" table:style-name="ce1">
            <text:p>22.71083795</text:p>
          </table:table-cell>
          <table:table-cell office:value-type="float" office:value="65.920792349142872" table:formula="of:=([.B40]-[.C40])^2" table:style-name="ce1">
            <text:p>65.92079235</text:p>
          </table:table-cell>
          <table:table-cell office:value-type="float" office:value="2.9505971247389517E-2" table:formula="of:=NORMDIST([.B40];[.C40];[.$I$5];FALSE())" table:style-name="ce1">
            <text:p>0.029505971</text:p>
          </table:table-cell>
          <table:table-cell office:value-type="float" office:value="-3.5231626209538023" table:formula="of:=LN([.E40])" table:style-name="ce1">
            <text:p>-3.523162621</text:p>
          </table:table-cell>
          <table:table-cell table:number-columns-repeated="16378"/>
        </table:table-row>
        <table:table-row table:style-name="ro1">
          <table:table-cell office:value-type="float" office:value="39.26" table:style-name="ce1">
            <text:p>39.26</text:p>
          </table:table-cell>
          <table:table-cell office:value-type="float" office:value="14.33" table:style-name="ce1">
            <text:p>14.33</text:p>
          </table:table-cell>
          <table:table-cell office:value-type="float" office:value="22.75970556669489" table:formula="of:=([.$I$2] * ([.A41]-[.$I$4]))/(([.$I$2]/[.$I$3])+([.A41]-[.$I$4]))" table:style-name="ce1">
            <text:p>22.75970557</text:p>
          </table:table-cell>
          <table:table-cell office:value-type="float" office:value="71.059935941166827" table:formula="of:=([.B41]-[.C41])^2" table:style-name="ce1">
            <text:p>71.05993594</text:p>
          </table:table-cell>
          <table:table-cell office:value-type="float" office:value="2.8142760358646383E-2" table:formula="of:=NORMDIST([.B41];[.C41];[.$I$5];FALSE())" table:style-name="ce1">
            <text:p>0.02814276</text:p>
          </table:table-cell>
          <table:table-cell office:value-type="float" office:value="-3.5704651383382449" table:formula="of:=LN([.E41])" table:style-name="ce1">
            <text:p>-3.570465138</text:p>
          </table:table-cell>
          <table:table-cell table:number-columns-repeated="16378"/>
        </table:table-row>
        <table:table-row table:style-name="ro1">
          <table:table-cell office:value-type="float" office:value="39.56" table:style-name="ce1">
            <text:p>39.56</text:p>
          </table:table-cell>
          <table:table-cell office:value-type="float" office:value="25" table:style-name="ce1">
            <text:p>25</text:p>
          </table:table-cell>
          <table:table-cell office:value-type="float" office:value="22.840594558608" table:formula="of:=([.$I$2] * ([.A42]-[.$I$4]))/(([.$I$2]/[.$I$3])+([.A42]-[.$I$4]))" table:style-name="ce1">
            <text:p>22.84059456</text:p>
          </table:table-cell>
          <table:table-cell office:value-type="float" office:value="4.663031860313378" table:formula="of:=([.B42]-[.C42])^2" table:style-name="ce1">
            <text:p>4.66303186</text:p>
          </table:table-cell>
          <table:table-cell office:value-type="float" office:value="5.1853944927868864E-2" table:formula="of:=NORMDIST([.B42];[.C42];[.$I$5];FALSE())" table:style-name="ce1">
            <text:p>0.051853945</text:p>
          </table:table-cell>
          <table:table-cell office:value-type="float" office:value="-2.9593242637317778" table:formula="of:=LN([.E42])" table:style-name="ce1">
            <text:p>-2.959324264</text:p>
          </table:table-cell>
          <table:table-cell table:number-columns-repeated="16378"/>
        </table:table-row>
        <table:table-row table:style-name="ro1">
          <table:table-cell office:value-type="float" office:value="40.51" table:style-name="ce1">
            <text:p>40.51</text:p>
          </table:table-cell>
          <table:table-cell office:value-type="float" office:value="23.17" table:style-name="ce1">
            <text:p>23.17</text:p>
          </table:table-cell>
          <table:table-cell office:value-type="float" office:value="23.092241804544521" table:formula="of:=([.$I$2] * ([.A43]-[.$I$4]))/(([.$I$2]/[.$I$3])+([.A43]-[.$I$4]))" table:style-name="ce1">
            <text:p>23.0922418</text:p>
          </table:table-cell>
          <table:table-cell office:value-type="float" office:value="6.0463369604927021E-3" table:formula="of:=([.B43]-[.C43])^2" table:style-name="ce1">
            <text:p>0.006046337</text:p>
          </table:table-cell>
          <table:table-cell office:value-type="float" office:value="5.4124967029235749E-2" table:formula="of:=NORMDIST([.B43];[.C43];[.$I$5];FALSE())" table:style-name="ce1">
            <text:p>0.054124967</text:p>
          </table:table-cell>
          <table:table-cell office:value-type="float" office:value="-2.9164597018192855" table:formula="of:=LN([.E43])" table:style-name="ce1">
            <text:p>-2.916459702</text:p>
          </table:table-cell>
          <table:table-cell table:number-columns-repeated="16378"/>
        </table:table-row>
        <table:table-row table:style-name="ro1">
          <table:table-cell office:value-type="float" office:value="41.28" table:style-name="ce1">
            <text:p>41.28</text:p>
          </table:table-cell>
          <table:table-cell office:value-type="float" office:value="16.829999999999998" table:style-name="ce1">
            <text:p>16.83</text:p>
          </table:table-cell>
          <table:table-cell office:value-type="float" office:value="23.291329403847605" table:formula="of:=([.$I$2] * ([.A44]-[.$I$4]))/(([.$I$2]/[.$I$3])+([.A44]-[.$I$4]))" table:style-name="ce1">
            <text:p>23.2913294</text:p>
          </table:table-cell>
          <table:table-cell office:value-type="float" office:value="41.748777665025671" table:formula="of:=([.B44]-[.C44])^2" table:style-name="ce1">
            <text:p>41.74877767</text:p>
          </table:table-cell>
          <table:table-cell office:value-type="float" office:value="3.6858289082755243E-2" table:formula="of:=NORMDIST([.B44];[.C44];[.$I$5];FALSE())" table:style-name="ce1">
            <text:p>0.036858289</text:p>
          </table:table-cell>
          <table:table-cell office:value-type="float" office:value="-3.3006747444548794" table:formula="of:=LN([.E44])" table:style-name="ce1">
            <text:p>-3.300674744</text:p>
          </table:table-cell>
          <table:table-cell table:number-columns-repeated="16378"/>
        </table:table-row>
        <table:table-row table:style-name="ro1">
          <table:table-cell office:value-type="float" office:value="42.91" table:style-name="ce1">
            <text:p>42.91</text:p>
          </table:table-cell>
          <table:table-cell office:value-type="float" office:value="26.33" table:style-name="ce1">
            <text:p>26.33</text:p>
          </table:table-cell>
          <table:table-cell office:value-type="float" office:value="23.699019270169142" table:formula="of:=([.$I$2] * ([.A45]-[.$I$4]))/(([.$I$2]/[.$I$3])+([.A45]-[.$I$4]))" table:style-name="ce1">
            <text:p>23.69901927</text:p>
          </table:table-cell>
          <table:table-cell office:value-type="float" office:value="6.9220596007413056" table:formula="of:=([.B45]-[.C45])^2" table:style-name="ce1">
            <text:p>6.922059601</text:p>
          </table:table-cell>
          <table:table-cell office:value-type="float" office:value="5.0786883133877483E-2" table:formula="of:=NORMDIST([.B45];[.C45];[.$I$5];FALSE())" table:style-name="ce1">
            <text:p>0.050786883</text:p>
          </table:table-cell>
          <table:table-cell office:value-type="float" office:value="-2.9801171637646497" table:formula="of:=LN([.E45])" table:style-name="ce1">
            <text:p>-2.980117164</text:p>
          </table:table-cell>
          <table:table-cell table:number-columns-repeated="16378"/>
        </table:table-row>
        <table:table-row table:style-name="ro1">
          <table:table-cell office:value-type="float" office:value="43.39" table:style-name="ce1">
            <text:p>43.39</text:p>
          </table:table-cell>
          <table:table-cell office:value-type="float" office:value="17" table:style-name="ce1">
            <text:p>17</text:p>
          </table:table-cell>
          <table:table-cell office:value-type="float" office:value="23.815652564151083" table:formula="of:=([.$I$2] * ([.A46]-[.$I$4]))/(([.$I$2]/[.$I$3])+([.A46]-[.$I$4]))" table:style-name="ce1">
            <text:p>23.81565256</text:p>
          </table:table-cell>
          <table:table-cell office:value-type="float" office:value="46.453119875219237" table:formula="of:=([.B46]-[.C46])^2" table:style-name="ce1">
            <text:p>46.45311988</text:p>
          </table:table-cell>
          <table:table-cell office:value-type="float" office:value="3.5296368550217526E-2" table:formula="of:=NORMDIST([.B46];[.C46];[.$I$5];FALSE())" table:style-name="ce1">
            <text:p>0.035296369</text:p>
          </table:table-cell>
          <table:table-cell office:value-type="float" office:value="-3.3439751942662865" table:formula="of:=LN([.E46])" table:style-name="ce1">
            <text:p>-3.343975194</text:p>
          </table:table-cell>
          <table:table-cell table:number-columns-repeated="16378"/>
        </table:table-row>
        <table:table-row table:style-name="ro1">
          <table:table-cell office:value-type="float" office:value="43.41" table:style-name="ce1">
            <text:p>43.41</text:p>
          </table:table-cell>
          <table:table-cell office:value-type="float" office:value="46.67" table:style-name="ce1">
            <text:p>46.67</text:p>
          </table:table-cell>
          <table:table-cell office:value-type="float" office:value="23.820479463391681" table:formula="of:=([.$I$2] * ([.A47]-[.$I$4]))/(([.$I$2]/[.$I$3])+([.A47]-[.$I$4]))" table:style-name="ce1">
            <text:p>23.82047946</text:p>
          </table:table-cell>
          <table:table-cell office:value-type="float" office:value="522.10058875288541" table:formula="of:=([.B47]-[.C47])^2" table:style-name="ce1">
            <text:p>522.1005888</text:p>
          </table:table-cell>
          <table:table-cell office:value-type="float" office:value="4.4297165463583416E-4" table:formula="of:=NORMDIST([.B47];[.C47];[.$I$5];FALSE())" table:style-name="ce1">
            <text:p>0.000442972</text:p>
          </table:table-cell>
          <table:table-cell office:value-type="float" office:value="-7.7220047749869574" table:formula="of:=LN([.E47])" table:style-name="ce1">
            <text:p>-7.722004775</text:p>
          </table:table-cell>
          <table:table-cell table:number-columns-repeated="16378"/>
        </table:table-row>
        <table:table-row table:style-name="ro1">
          <table:table-cell office:value-type="float" office:value="50.42" table:style-name="ce1">
            <text:p>50.42</text:p>
          </table:table-cell>
          <table:table-cell office:value-type="float" office:value="28.17" table:style-name="ce1">
            <text:p>28.17</text:p>
          </table:table-cell>
          <table:table-cell office:value-type="float" office:value="25.365551460874091" table:formula="of:=([.$I$2] * ([.A48]-[.$I$4]))/(([.$I$2]/[.$I$3])+([.A48]-[.$I$4]))" table:style-name="ce1">
            <text:p>25.36555146</text:p>
          </table:table-cell>
          <table:table-cell office:value-type="float" office:value="7.8649316086054553" table:formula="of:=([.B48]-[.C48])^2" table:style-name="ce1">
            <text:p>7.864931609</text:p>
          </table:table-cell>
          <table:table-cell office:value-type="float" office:value="5.0348034603630049E-2" table:formula="of:=NORMDIST([.B48];[.C48];[.$I$5];FALSE())" table:style-name="ce1">
            <text:p>0.050348035</text:p>
          </table:table-cell>
          <table:table-cell office:value-type="float" office:value="-2.9887956952640455" table:formula="of:=LN([.E48])" table:style-name="ce1">
            <text:p>-2.988795695</text:p>
          </table:table-cell>
          <table:table-cell table:number-columns-repeated="16378"/>
        </table:table-row>
        <table:table-row table:style-name="ro1">
          <table:table-cell office:value-type="float" office:value="53.5" table:style-name="ce1">
            <text:p>53.5</text:p>
          </table:table-cell>
          <table:table-cell office:value-type="float" office:value="35.33" table:style-name="ce1">
            <text:p>35.33</text:p>
          </table:table-cell>
          <table:table-cell office:value-type="float" office:value="25.962988262022318" table:formula="of:=([.$I$2] * ([.A49]-[.$I$4]))/(([.$I$2]/[.$I$3])+([.A49]-[.$I$4]))" table:style-name="ce1">
            <text:p>25.96298826</text:p>
          </table:table-cell>
          <table:table-cell office:value-type="float" office:value="87.74090889941165" table:formula="of:=([.B49]-[.C49])^2" table:style-name="ce1">
            <text:p>87.7409089</text:p>
          </table:table-cell>
          <table:table-cell office:value-type="float" office:value="2.4137158363993501E-2" table:formula="of:=NORMDIST([.B49];[.C49];[.$I$5];FALSE())" table:style-name="ce1">
            <text:p>0.024137158</text:p>
          </table:table-cell>
          <table:table-cell office:value-type="float" office:value="-3.7240027850721127" table:formula="of:=LN([.E49])" table:style-name="ce1">
            <text:p>-3.724002785</text:p>
          </table:table-cell>
          <table:table-cell table:number-columns-repeated="16378"/>
        </table:table-row>
        <table:table-row table:style-name="ro1">
          <table:table-cell office:value-type="float" office:value="53.5" table:style-name="ce1">
            <text:p>53.5</text:p>
          </table:table-cell>
          <table:table-cell office:value-type="float" office:value="26.83" table:style-name="ce1">
            <text:p>26.83</text:p>
          </table:table-cell>
          <table:table-cell office:value-type="float" office:value="25.962988262022318" table:formula="of:=([.$I$2] * ([.A50]-[.$I$4]))/(([.$I$2]/[.$I$3])+([.A50]-[.$I$4]))" table:style-name="ce1">
            <text:p>25.96298826</text:p>
          </table:table-cell>
          <table:table-cell office:value-type="float" office:value="0.75170935379107806" table:formula="of:=([.B50]-[.C50])^2" table:style-name="ce1">
            <text:p>0.751709354</text:p>
          </table:table-cell>
          <table:table-cell office:value-type="float" office:value="5.3754760354220443E-2" table:formula="of:=NORMDIST([.B50];[.C50];[.$I$5];FALSE())" table:style-name="ce1">
            <text:p>0.05375476</text:p>
          </table:table-cell>
          <table:table-cell office:value-type="float" office:value="-2.9233230511663062" table:formula="of:=LN([.E50])" table:style-name="ce1">
            <text:p>-2.923323051</text:p>
          </table:table-cell>
          <table:table-cell table:number-columns-repeated="16378"/>
        </table:table-row>
        <table:table-row table:style-name="ro1">
          <table:table-cell office:value-type="float" office:value="53.59" table:style-name="ce1">
            <text:p>53.59</text:p>
          </table:table-cell>
          <table:table-cell office:value-type="float" office:value="37.33" table:style-name="ce1">
            <text:p>37.33</text:p>
          </table:table-cell>
          <table:table-cell office:value-type="float" office:value="25.979788681328884" table:formula="of:=([.$I$2] * ([.A51]-[.$I$4]))/(([.$I$2]/[.$I$3])+([.A51]-[.$I$4]))" table:style-name="ce1">
            <text:p>25.97978868</text:p>
          </table:table-cell>
          <table:table-cell office:value-type="float" office:value="128.82729697848987" table:formula="of:=([.B51]-[.C51])^2" table:style-name="ce1">
            <text:p>128.827297</text:p>
          </table:table-cell>
          <table:table-cell office:value-type="float" office:value="1.6536642388505683E-2" table:formula="of:=NORMDIST([.B51];[.C51];[.$I$5];FALSE())" table:style-name="ce1">
            <text:p>0.016536642</text:p>
          </table:table-cell>
          <table:table-cell office:value-type="float" office:value="-4.1021766094795273" table:formula="of:=LN([.E51])" table:style-name="ce1">
            <text:p>-4.102176609</text:p>
          </table:table-cell>
          <table:table-cell table:number-columns-repeated="16378"/>
        </table:table-row>
        <table:table-row table:style-name="ro1">
          <table:table-cell office:value-type="float" office:value="56.31" table:style-name="ce1">
            <text:p>56.31</text:p>
          </table:table-cell>
          <table:table-cell office:value-type="float" office:value="36.33" table:style-name="ce1">
            <text:p>36.33</text:p>
          </table:table-cell>
          <table:table-cell office:value-type="float" office:value="26.471122423157109" table:formula="of:=([.$I$2] * ([.A52]-[.$I$4]))/(([.$I$2]/[.$I$3])+([.A52]-[.$I$4]))" table:style-name="ce1">
            <text:p>26.47112242</text:p>
          </table:table-cell>
          <table:table-cell office:value-type="float" office:value="97.197467075175524" table:formula="of:=([.B52]-[.C52])^2" table:style-name="ce1">
            <text:p>97.19746708</text:p>
          </table:table-cell>
          <table:table-cell office:value-type="float" office:value="2.2125060981238912E-2" table:formula="of:=NORMDIST([.B52];[.C52];[.$I$5];FALSE())" table:style-name="ce1">
            <text:p>0.022125061</text:p>
          </table:table-cell>
          <table:table-cell office:value-type="float" office:value="-3.811044331877754" table:formula="of:=LN([.E52])" table:style-name="ce1">
            <text:p>-3.811044332</text:p>
          </table:table-cell>
          <table:table-cell table:number-columns-repeated="16378"/>
        </table:table-row>
        <table:table-row table:style-name="ro1">
          <table:table-cell office:value-type="float" office:value="56.38" table:style-name="ce1">
            <text:p>56.38</text:p>
          </table:table-cell>
          <table:table-cell office:value-type="float" office:value="31.67" table:style-name="ce1">
            <text:p>31.67</text:p>
          </table:table-cell>
          <table:table-cell office:value-type="float" office:value="26.483361555364226" table:formula="of:=([.$I$2] * ([.A53]-[.$I$4]))/(([.$I$2]/[.$I$3])+([.A53]-[.$I$4]))" table:style-name="ce1">
            <text:p>26.48336156</text:p>
          </table:table-cell>
          <table:table-cell office:value-type="float" office:value="26.901218355373818" table:formula="of:=([.B53]-[.C53])^2" table:style-name="ce1">
            <text:p>26.90121836</text:p>
          </table:table-cell>
          <table:table-cell office:value-type="float" office:value="4.225584915228342E-2" table:formula="of:=NORMDIST([.B53];[.C53];[.$I$5];FALSE())" table:style-name="ce1">
            <text:p>0.042255849</text:p>
          </table:table-cell>
          <table:table-cell office:value-type="float" office:value="-3.1640124932869269" table:formula="of:=LN([.E53])" table:style-name="ce1">
            <text:p>-3.164012493</text:p>
          </table:table-cell>
          <table:table-cell table:number-columns-repeated="16378"/>
        </table:table-row>
        <table:table-row table:style-name="ro1">
          <table:table-cell office:value-type="float" office:value="56.97" table:style-name="ce1">
            <text:p>56.97</text:p>
          </table:table-cell>
          <table:table-cell office:value-type="float" office:value="37.25" table:style-name="ce1">
            <text:p>37.25</text:p>
          </table:table-cell>
          <table:table-cell office:value-type="float" office:value="26.585742671888767" table:formula="of:=([.$I$2] * ([.A54]-[.$I$4]))/(([.$I$2]/[.$I$3])+([.A54]-[.$I$4]))" table:style-name="ce1">
            <text:p>26.58574267</text:p>
          </table:table-cell>
          <table:table-cell office:value-type="float" office:value="113.72638436017414" table:formula="of:=([.B54]-[.C54])^2" table:style-name="ce1">
            <text:p>113.7263844</text:p>
          </table:table-cell>
          <table:table-cell office:value-type="float" office:value="1.9002544195371698E-2" table:formula="of:=NORMDIST([.B54];[.C54];[.$I$5];FALSE())" table:style-name="ce1">
            <text:p>0.019002544</text:p>
          </table:table-cell>
          <table:table-cell office:value-type="float" office:value="-3.9631824037606105" table:formula="of:=LN([.E54])" table:style-name="ce1">
            <text:p>-3.963182404</text:p>
          </table:table-cell>
          <table:table-cell table:number-columns-repeated="16378"/>
        </table:table-row>
        <table:table-row table:style-name="ro1">
          <table:table-cell office:value-type="float" office:value="57.07" table:style-name="ce1">
            <text:p>57.07</text:p>
          </table:table-cell>
          <table:table-cell office:value-type="float" office:value="25.5" table:style-name="ce1">
            <text:p>25.5</text:p>
          </table:table-cell>
          <table:table-cell office:value-type="float" office:value="26.602958865881707" table:formula="of:=([.$I$2] * ([.A55]-[.$I$4]))/(([.$I$2]/[.$I$3])+([.A55]-[.$I$4]))" table:style-name="ce1">
            <text:p>26.60295887</text:p>
          </table:table-cell>
          <table:table-cell office:value-type="float" office:value="1.216518259827061" table:formula="of:=([.B55]-[.C55])^2" table:style-name="ce1">
            <text:p>1.21651826</text:p>
          </table:table-cell>
          <table:table-cell office:value-type="float" office:value="5.3525274357641872E-2" table:formula="of:=NORMDIST([.B55];[.C55];[.$I$5];FALSE())" table:style-name="ce1">
            <text:p>0.053525274</text:p>
          </table:table-cell>
          <table:table-cell office:value-type="float" office:value="-2.9276013187345322" table:formula="of:=LN([.E55])" table:style-name="ce1">
            <text:p>-2.927601319</text:p>
          </table:table-cell>
          <table:table-cell table:number-columns-repeated="16378"/>
        </table:table-row>
        <table:table-row table:style-name="ro1">
          <table:table-cell office:value-type="float" office:value="57.55" table:style-name="ce1">
            <text:p>57.55</text:p>
          </table:table-cell>
          <table:table-cell office:value-type="float" office:value="22.67" table:style-name="ce1">
            <text:p>22.67</text:p>
          </table:table-cell>
          <table:table-cell office:value-type="float" office:value="26.685053007522921" table:formula="of:=([.$I$2] * ([.A56]-[.$I$4]))/(([.$I$2]/[.$I$3])+([.A56]-[.$I$4]))" table:style-name="ce1">
            <text:p>26.68505301</text:p>
          </table:table-cell>
          <table:table-cell office:value-type="float" office:value="16.120650653218838" table:formula="of:=([.B56]-[.C56])^2" table:style-name="ce1">
            <text:p>16.12065065</text:p>
          </table:table-cell>
          <table:table-cell office:value-type="float" office:value="4.6663906705362815E-2" table:formula="of:=NORMDIST([.B56];[.C56];[.$I$5];FALSE())" table:style-name="ce1">
            <text:p>0.046663907</text:p>
          </table:table-cell>
          <table:table-cell office:value-type="float" office:value="-3.0647842888178407" table:formula="of:=LN([.E56])" table:style-name="ce1">
            <text:p>-3.064784289</text:p>
          </table:table-cell>
          <table:table-cell table:number-columns-repeated="16378"/>
        </table:table-row>
        <table:table-row table:style-name="ro1">
          <table:table-cell office:value-type="float" office:value="64.290000000000006" table:style-name="ce1">
            <text:p>64.29</text:p>
          </table:table-cell>
          <table:table-cell office:value-type="float" office:value="26.17" table:style-name="ce1">
            <text:p>26.17</text:p>
          </table:table-cell>
          <table:table-cell office:value-type="float" office:value="27.750103084434102" table:formula="of:=([.$I$2] * ([.A57]-[.$I$4]))/(([.$I$2]/[.$I$3])+([.A57]-[.$I$4]))" table:style-name="ce1">
            <text:p>27.75010308</text:p>
          </table:table-cell>
          <table:table-cell office:value-type="float" office:value="2.4967257574381563" table:formula="of:=([.B57]-[.C57])^2" table:style-name="ce1">
            <text:p>2.496725757</text:p>
          </table:table-cell>
          <table:table-cell office:value-type="float" office:value="5.2898261378739604E-2" table:formula="of:=NORMDIST([.B57];[.C57];[.$I$5];FALSE())" table:style-name="ce1">
            <text:p>0.052898261</text:p>
          </table:table-cell>
          <table:table-cell office:value-type="float" office:value="-2.9393848068443851" table:formula="of:=LN([.E57])" table:style-name="ce1">
            <text:p>-2.939384807</text:p>
          </table:table-cell>
          <table:table-cell table:number-columns-repeated="16378"/>
        </table:table-row>
        <table:table-row table:style-name="ro1">
          <table:table-cell office:value-type="float" office:value="66.42" table:style-name="ce1">
            <text:p>66.42</text:p>
          </table:table-cell>
          <table:table-cell office:value-type="float" office:value="13.5" table:style-name="ce1">
            <text:p>13.5</text:p>
          </table:table-cell>
          <table:table-cell office:value-type="float" office:value="28.055919722370088" table:formula="of:=([.$I$2] * ([.A58]-[.$I$4]))/(([.$I$2]/[.$I$3])+([.A58]-[.$I$4]))" table:style-name="ce1">
            <text:p>28.05591972</text:p>
          </table:table-cell>
          <table:table-cell office:value-type="float" office:value="211.87479896408252" table:formula="of:=([.B58]-[.C58])^2" table:style-name="ce1">
            <text:p>211.874799</text:p>
          </table:table-cell>
          <table:table-cell office:value-type="float" office:value="7.6996874030473101E-3" table:formula="of:=NORMDIST([.B58];[.C58];[.$I$5];FALSE())" table:style-name="ce1">
            <text:p>0.007699687</text:p>
          </table:table-cell>
          <table:table-cell office:value-type="float" office:value="-4.8665755479534223" table:formula="of:=LN([.E58])" table:style-name="ce1">
            <text:p>-4.866575548</text:p>
          </table:table-cell>
          <table:table-cell table:number-columns-repeated="16378"/>
        </table:table-row>
        <table:table-row table:style-name="ro1">
          <table:table-cell office:value-type="float" office:value="67.8" table:style-name="ce1">
            <text:p>67.8</text:p>
          </table:table-cell>
          <table:table-cell office:value-type="float" office:value="33.83" table:style-name="ce1">
            <text:p>33.83</text:p>
          </table:table-cell>
          <table:table-cell office:value-type="float" office:value="28.246988481947422" table:formula="of:=([.$I$2] * ([.A59]-[.$I$4]))/(([.$I$2]/[.$I$3])+([.A59]-[.$I$4]))" table:style-name="ce1">
            <text:p>28.24698848</text:p>
          </table:table-cell>
          <table:table-cell office:value-type="float" office:value="31.170017610707728" table:formula="of:=([.B59]-[.C59])^2" table:style-name="ce1">
            <text:p>31.17001761</text:p>
          </table:table-cell>
          <table:table-cell office:value-type="float" office:value="4.0627745876035855E-2" table:formula="of:=NORMDIST([.B59];[.C59];[.$I$5];FALSE())" table:style-name="ce1">
            <text:p>0.040627746</text:p>
          </table:table-cell>
          <table:table-cell office:value-type="float" office:value="-3.2033040498216616" table:formula="of:=LN([.E59])" table:style-name="ce1">
            <text:p>-3.20330405</text:p>
          </table:table-cell>
          <table:table-cell table:number-columns-repeated="16378"/>
        </table:table-row>
        <table:table-row table:style-name="ro1">
          <table:table-cell office:value-type="float" office:value="70.930000000000007" table:style-name="ce1">
            <text:p>70.93</text:p>
          </table:table-cell>
          <table:table-cell office:value-type="float" office:value="32" table:style-name="ce1">
            <text:p>32</text:p>
          </table:table-cell>
          <table:table-cell office:value-type="float" office:value="28.661108647403701" table:formula="of:=([.$I$2] * ([.A60]-[.$I$4]))/(([.$I$2]/[.$I$3])+([.A60]-[.$I$4]))" table:style-name="ce1">
            <text:p>28.66110865</text:p>
          </table:table-cell>
          <table:table-cell office:value-type="float" office:value="11.148195464442344" table:formula="of:=([.B60]-[.C60])^2" table:style-name="ce1">
            <text:p>11.14819546</text:p>
          </table:table-cell>
          <table:table-cell office:value-type="float" office:value="4.8849260872051069E-2" table:formula="of:=NORMDIST([.B60];[.C60];[.$I$5];FALSE())" table:style-name="ce1">
            <text:p>0.048849261</text:p>
          </table:table-cell>
          <table:table-cell office:value-type="float" office:value="-3.0190160311697158" table:formula="of:=LN([.E60])" table:style-name="ce1">
            <text:p>-3.019016031</text:p>
          </table:table-cell>
          <table:table-cell table:number-columns-repeated="16378"/>
        </table:table-row>
        <table:table-row table:style-name="ro1">
          <table:table-cell office:value-type="float" office:value="71.11" table:style-name="ce1">
            <text:p>71.11</text:p>
          </table:table-cell>
          <table:table-cell office:value-type="float" office:value="28.33" table:style-name="ce1">
            <text:p>28.33</text:p>
          </table:table-cell>
          <table:table-cell office:value-type="float" office:value="28.684149008650685" table:formula="of:=([.$I$2] * ([.A61]-[.$I$4]))/(([.$I$2]/[.$I$3])+([.A61]-[.$I$4]))" table:style-name="ce1">
            <text:p>28.68414901</text:p>
          </table:table-cell>
          <table:table-cell office:value-type="float" office:value="0.12542152032826429" table:formula="of:=([.B61]-[.C61])^2" table:style-name="ce1">
            <text:p>0.12542152</text:p>
          </table:table-cell>
          <table:table-cell office:value-type="float" office:value="5.4065528695703628E-2" table:formula="of:=NORMDIST([.B61];[.C61];[.$I$5];FALSE())" table:style-name="ce1">
            <text:p>0.054065529</text:p>
          </table:table-cell>
          <table:table-cell office:value-type="float" office:value="-2.917558473742158" table:formula="of:=LN([.E61])" table:style-name="ce1">
            <text:p>-2.917558474</text:p>
          </table:table-cell>
          <table:table-cell table:number-columns-repeated="16378"/>
        </table:table-row>
        <table:table-row table:style-name="ro1">
          <table:table-cell office:value-type="float" office:value="75.150000000000006" table:style-name="ce1">
            <text:p>75.15</text:p>
          </table:table-cell>
          <table:table-cell office:value-type="float" office:value="34.17" table:style-name="ce1">
            <text:p>34.17</text:p>
          </table:table-cell>
          <table:table-cell office:value-type="float" office:value="29.180645368005688" table:formula="of:=([.$I$2] * ([.A62]-[.$I$4]))/(([.$I$2]/[.$I$3])+([.A62]-[.$I$4]))" table:style-name="ce1">
            <text:p>29.18064537</text:p>
          </table:table-cell>
          <table:table-cell office:value-type="float" office:value="24.893659643803112" table:formula="of:=([.B62]-[.C62])^2" table:style-name="ce1">
            <text:p>24.89365964</text:p>
          </table:table-cell>
          <table:table-cell office:value-type="float" office:value="4.3043923658299663E-2" table:formula="of:=NORMDIST([.B62];[.C62];[.$I$5];FALSE())" table:style-name="ce1">
            <text:p>0.043043924</text:p>
          </table:table-cell>
          <table:table-cell office:value-type="float" office:value="-3.1455342042191243" table:formula="of:=LN([.E62])" table:style-name="ce1">
            <text:p>-3.145534204</text:p>
          </table:table-cell>
          <table:table-cell table:number-columns-repeated="16378"/>
        </table:table-row>
        <table:table-row table:style-name="ro1">
          <table:table-cell office:value-type="float" office:value="80.5" table:style-name="ce1">
            <text:p>80.5</text:p>
          </table:table-cell>
          <table:table-cell office:value-type="float" office:value="31.67" table:style-name="ce1">
            <text:p>31.67</text:p>
          </table:table-cell>
          <table:table-cell office:value-type="float" office:value="29.782575876593917" table:formula="of:=([.$I$2] * ([.A63]-[.$I$4]))/(([.$I$2]/[.$I$3])+([.A63]-[.$I$4]))" table:style-name="ce1">
            <text:p>29.78257588</text:p>
          </table:table-cell>
          <table:table-cell office:value-type="float" office:value="3.5623698216152273" table:formula="of:=([.B63]-[.C63])^2" table:style-name="ce1">
            <text:p>3.562369822</text:p>
          </table:table-cell>
          <table:table-cell office:value-type="float" office:value="5.2381941427413134E-2" table:formula="of:=NORMDIST([.B63];[.C63];[.$I$5];FALSE())" table:style-name="ce1">
            <text:p>0.052381941</text:p>
          </table:table-cell>
          <table:table-cell office:value-type="float" office:value="-2.9491933763012881" table:formula="of:=LN([.E63])" table:style-name="ce1">
            <text:p>-2.949193376</text:p>
          </table:table-cell>
          <table:table-cell table:number-columns-repeated="16378"/>
        </table:table-row>
        <table:table-row table:style-name="ro1">
          <table:table-cell office:value-type="float" office:value="82.85" table:style-name="ce1">
            <text:p>82.85</text:p>
          </table:table-cell>
          <table:table-cell office:value-type="float" office:value="31.17" table:style-name="ce1">
            <text:p>31.17</text:p>
          </table:table-cell>
          <table:table-cell office:value-type="float" office:value="30.029033753823668" table:formula="of:=([.$I$2] * ([.A64]-[.$I$4]))/(([.$I$2]/[.$I$3])+([.A64]-[.$I$4]))" table:style-name="ce1">
            <text:p>30.02903375</text:p>
          </table:table-cell>
          <table:table-cell office:value-type="float" office:value="1.3018039749137131" table:formula="of:=([.B64]-[.C64])^2" table:style-name="ce1">
            <text:p>1.301803975</text:p>
          </table:table-cell>
          <table:table-cell office:value-type="float" office:value="5.3483273491225315E-2" table:formula="of:=NORMDIST([.B64];[.C64];[.$I$5];FALSE())" table:style-name="ce1">
            <text:p>0.053483273</text:p>
          </table:table-cell>
          <table:table-cell office:value-type="float" office:value="-2.9283863189876467" table:formula="of:=LN([.E64])" table:style-name="ce1">
            <text:p>-2.928386319</text:p>
          </table:table-cell>
          <table:table-cell table:number-columns-repeated="16378"/>
        </table:table-row>
        <table:table-row table:style-name="ro1">
          <table:table-cell office:value-type="float" office:value="83.51" table:style-name="ce1">
            <text:p>83.51</text:p>
          </table:table-cell>
          <table:table-cell office:value-type="float" office:value="23.5" table:style-name="ce1">
            <text:p>23.5</text:p>
          </table:table-cell>
          <table:table-cell office:value-type="float" office:value="30.09642624257663" table:formula="of:=([.$I$2] * ([.A65]-[.$I$4]))/(([.$I$2]/[.$I$3])+([.A65]-[.$I$4]))" table:style-name="ce1">
            <text:p>30.09642624</text:p>
          </table:table-cell>
          <table:table-cell office:value-type="float" office:value="43.51283917375364" table:formula="of:=([.B65]-[.C65])^2" table:style-name="ce1">
            <text:p>43.51283917</text:p>
          </table:table-cell>
          <table:table-cell office:value-type="float" office:value="3.6264651570044396E-2" table:formula="of:=NORMDIST([.B65];[.C65];[.$I$5];FALSE())" table:style-name="ce1">
            <text:p>0.036264652</text:p>
          </table:table-cell>
          <table:table-cell office:value-type="float" office:value="-3.3169117980980851" table:formula="of:=LN([.E65])" table:style-name="ce1">
            <text:p>-3.316911798</text:p>
          </table:table-cell>
          <table:table-cell table:number-columns-repeated="16378"/>
        </table:table-row>
        <table:table-row table:style-name="ro1">
          <table:table-cell office:value-type="float" office:value="85.93" table:style-name="ce1">
            <text:p>85.93</text:p>
          </table:table-cell>
          <table:table-cell office:value-type="float" office:value="27.33" table:style-name="ce1">
            <text:p>27.33</text:p>
          </table:table-cell>
          <table:table-cell office:value-type="float" office:value="30.337002076099438" table:formula="of:=([.$I$2] * ([.A66]-[.$I$4]))/(([.$I$2]/[.$I$3])+([.A66]-[.$I$4]))" table:style-name="ce1">
            <text:p>30.33700208</text:p>
          </table:table-cell>
          <table:table-cell office:value-type="float" office:value="9.0420614856663395" table:formula="of:=([.B66]-[.C66])^2" table:style-name="ce1">
            <text:p>9.042061486</text:p>
          </table:table-cell>
          <table:table-cell office:value-type="float" office:value="4.9805472070534561E-2" table:formula="of:=NORMDIST([.B66];[.C66];[.$I$5];FALSE())" table:style-name="ce1">
            <text:p>0.049805472</text:p>
          </table:table-cell>
          <table:table-cell office:value-type="float" office:value="-2.9996304200535686" table:formula="of:=LN([.E66])" table:style-name="ce1">
            <text:p>-2.99963042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2.67" table:style-name="ce1">
            <text:p>12.67</text:p>
          </table:table-cell>
          <table:table-cell office:value-type="float" office:value="31.401724678748909" table:formula="of:=([.$I$2] * ([.A67]-[.$I$4]))/(([.$I$2]/[.$I$3])+([.A67]-[.$I$4]))" table:style-name="ce1">
            <text:p>31.40172468</text:p>
          </table:table-cell>
          <table:table-cell office:value-type="float" office:value="350.87750944045098" table:formula="of:=([.B67]-[.C67])^2" table:style-name="ce1">
            <text:p>350.8775094</text:p>
          </table:table-cell>
          <table:table-cell office:value-type="float" office:value="2.1420193855291514E-3" table:formula="of:=NORMDIST([.B67];[.C67];[.$I$5];FALSE())" table:style-name="ce1">
            <text:p>0.002142019</text:p>
          </table:table-cell>
          <table:table-cell office:value-type="float" office:value="-6.1460062567971825" table:formula="of:=LN([.E67])" table:style-name="ce1">
            <text:p>-6.146006257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0.33" table:style-name="ce1">
            <text:p>30.33</text:p>
          </table:table-cell>
          <table:table-cell office:value-type="float" office:value="31.401724678748909" table:formula="of:=([.$I$2] * ([.A68]-[.$I$4]))/(([.$I$2]/[.$I$3])+([.A68]-[.$I$4]))" table:style-name="ce1">
            <text:p>31.40172468</text:p>
          </table:table-cell>
          <table:table-cell office:value-type="float" office:value="1.1485937870394565" table:formula="of:=([.B68]-[.C68])^2" table:style-name="ce1">
            <text:p>1.148593787</text:p>
          </table:table-cell>
          <table:table-cell office:value-type="float" office:value="5.3558748884531243E-2" table:formula="of:=NORMDIST([.B68];[.C68];[.$I$5];FALSE())" table:style-name="ce1">
            <text:p>0.053558749</text:p>
          </table:table-cell>
          <table:table-cell office:value-type="float" office:value="-2.9269761175706939" table:formula="of:=LN([.E68])" table:style-name="ce1">
            <text:p>-2.926976118</text:p>
          </table:table-cell>
          <table:table-cell table:number-columns-repeated="16378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31.401724678748909" table:formula="of:=([.$I$2] * ([.A69]-[.$I$4]))/(([.$I$2]/[.$I$3])+([.A69]-[.$I$4]))" table:style-name="ce1">
            <text:p>31.40172468</text:p>
          </table:table-cell>
          <table:table-cell office:value-type="float" office:value="40.982078862502824" table:formula="of:=([.B69]-[.C69])^2" table:style-name="ce1">
            <text:p>40.98207886</text:p>
          </table:table-cell>
          <table:table-cell office:value-type="float" office:value="3.7119316881669494E-2" table:formula="of:=NORMDIST([.B69];[.C69];[.$I$5];FALSE())" table:style-name="ce1">
            <text:p>0.037119317</text:p>
          </table:table-cell>
          <table:table-cell office:value-type="float" office:value="-3.2936177742057398" table:formula="of:=LN([.E69])" table:style-name="ce1">
            <text:p>-3.293617774</text:p>
          </table:table-cell>
          <table:table-cell table:number-columns-repeated="16378"/>
        </table:table-row>
        <table:table-row table:style-name="ro1">
          <table:table-cell office:value-type="float" office:value="98.3" table:style-name="ce1">
            <text:p>98.3</text:p>
          </table:table-cell>
          <table:table-cell office:value-type="float" office:value="37" table:style-name="ce1">
            <text:p>37</text:p>
          </table:table-cell>
          <table:table-cell office:value-type="float" office:value="31.425649212826869" table:formula="of:=([.$I$2] * ([.A70]-[.$I$4]))/(([.$I$2]/[.$I$3])+([.A70]-[.$I$4]))" table:style-name="ce1">
            <text:p>31.42564921</text:p>
          </table:table-cell>
          <table:table-cell office:value-type="float" office:value="31.073386698457707" table:formula="of:=([.B70]-[.C70])^2" table:style-name="ce1">
            <text:p>31.0733867</text:p>
          </table:table-cell>
          <table:table-cell office:value-type="float" office:value="4.0663897304220403E-2" table:formula="of:=NORMDIST([.B70];[.C70];[.$I$5];FALSE())" table:style-name="ce1">
            <text:p>0.040663897</text:p>
          </table:table-cell>
          <table:table-cell office:value-type="float" office:value="-3.202414624312385" table:formula="of:=LN([.E70])" table:style-name="ce1">
            <text:p>-3.202414624</text:p>
          </table:table-cell>
          <table:table-cell table:number-columns-repeated="16378"/>
        </table:table-row>
        <table:table-row table:style-name="ro1">
          <table:table-cell office:value-type="float" office:value="98.3" table:style-name="ce1">
            <text:p>98.3</text:p>
          </table:table-cell>
          <table:table-cell office:value-type="float" office:value="34.17" table:style-name="ce1">
            <text:p>34.17</text:p>
          </table:table-cell>
          <table:table-cell office:value-type="float" office:value="31.425649212826869" table:formula="of:=([.$I$2] * ([.A71]-[.$I$4]))/(([.$I$2]/[.$I$3])+([.A71]-[.$I$4]))" table:style-name="ce1">
            <text:p>31.42564921</text:p>
          </table:table-cell>
          <table:table-cell office:value-type="float" office:value="7.5314612430577936" table:formula="of:=([.B71]-[.C71])^2" table:style-name="ce1">
            <text:p>7.531461243</text:p>
          </table:table-cell>
          <table:table-cell office:value-type="float" office:value="5.0502809295188689E-2" table:formula="of:=NORMDIST([.B71];[.C71];[.$I$5];FALSE())" table:style-name="ce1">
            <text:p>0.050502809</text:p>
          </table:table-cell>
          <table:table-cell office:value-type="float" office:value="-2.9857263146403952" table:formula="of:=LN([.E71])" table:style-name="ce1">
            <text:p>-2.985726315</text:p>
          </table:table-cell>
          <table:table-cell table:number-columns-repeated="16378"/>
        </table:table-row>
        <table:table-row table:style-name="ro1">
          <table:table-cell office:value-type="float" office:value="98.3" table:style-name="ce1">
            <text:p>98.3</text:p>
          </table:table-cell>
          <table:table-cell office:value-type="float" office:value="29.17" table:style-name="ce1">
            <text:p>29.17</text:p>
          </table:table-cell>
          <table:table-cell office:value-type="float" office:value="31.425649212826869" table:formula="of:=([.$I$2] * ([.A72]-[.$I$4]))/(([.$I$2]/[.$I$3])+([.A72]-[.$I$4]))" table:style-name="ce1">
            <text:p>31.42564921</text:p>
          </table:table-cell>
          <table:table-cell office:value-type="float" office:value="5.0879533713264662" table:formula="of:=([.B72]-[.C72])^2" table:style-name="ce1">
            <text:p>5.087953371</text:p>
          </table:table-cell>
          <table:table-cell office:value-type="float" office:value="5.1651533510209971E-2" table:formula="of:=NORMDIST([.B72];[.C72];[.$I$5];FALSE())" table:style-name="ce1">
            <text:p>0.051651534</text:p>
          </table:table-cell>
          <table:table-cell office:value-type="float" office:value="-2.9632353934369129" table:formula="of:=LN([.E72])" table:style-name="ce1">
            <text:p>-2.963235393</text:p>
          </table:table-cell>
          <table:table-cell table:number-columns-repeated="16378"/>
        </table:table-row>
        <table:table-row table:style-name="ro1">
          <table:table-cell office:value-type="float" office:value="98.5" table:style-name="ce1">
            <text:p>98.5</text:p>
          </table:table-cell>
          <table:table-cell office:value-type="float" office:value="18.170000000000002" table:style-name="ce1">
            <text:p>18.17</text:p>
          </table:table-cell>
          <table:table-cell office:value-type="float" office:value="31.44153714056878" table:formula="of:=([.$I$2] * ([.A73]-[.$I$4]))/(([.$I$2]/[.$I$3])+([.A73]-[.$I$4]))" table:style-name="ce1">
            <text:p>31.44153714</text:p>
          </table:table-cell>
          <table:table-cell office:value-type="float" office:value="176.1336980734965" table:formula="of:=([.B73]-[.C73])^2" table:style-name="ce1">
            <text:p>176.1336981</text:p>
          </table:table-cell>
          <table:table-cell office:value-type="float" office:value="1.0699035728684553E-2" table:formula="of:=NORMDIST([.B73];[.C73];[.$I$5];FALSE())" table:style-name="ce1">
            <text:p>0.010699036</text:p>
          </table:table-cell>
          <table:table-cell office:value-type="float" office:value="-4.5376016603897487" table:formula="of:=LN([.E73])" table:style-name="ce1">
            <text:p>-4.53760166</text:p>
          </table:table-cell>
          <table:table-cell table:number-columns-repeated="16378"/>
        </table:table-row>
        <table:table-row table:style-name="ro1">
          <table:table-cell office:value-type="float" office:value="98.5" table:style-name="ce1">
            <text:p>98.5</text:p>
          </table:table-cell>
          <table:table-cell office:value-type="float" office:value="26" table:style-name="ce1">
            <text:p>26</text:p>
          </table:table-cell>
          <table:table-cell office:value-type="float" office:value="31.44153714056878" table:formula="of:=([.$I$2] * ([.A74]-[.$I$4]))/(([.$I$2]/[.$I$3])+([.A74]-[.$I$4]))" table:style-name="ce1">
            <text:p>31.44153714</text:p>
          </table:table-cell>
          <table:table-cell office:value-type="float" office:value="29.610326452189454" table:formula="of:=([.B74]-[.C74])^2" table:style-name="ce1">
            <text:p>29.61032645</text:p>
          </table:table-cell>
          <table:table-cell office:value-type="float" office:value="4.1215202661765385E-2" table:formula="of:=NORMDIST([.B74];[.C74];[.$I$5];FALSE())" table:style-name="ce1">
            <text:p>0.041215203</text:p>
          </table:table-cell>
          <table:table-cell office:value-type="float" office:value="-3.1889480940443846" table:formula="of:=LN([.E74])" table:style-name="ce1">
            <text:p>-3.188948094</text:p>
          </table:table-cell>
          <table:table-cell table:number-columns-repeated="16378"/>
        </table:table-row>
        <table:table-row table:style-name="ro1">
          <table:table-cell office:value-type="float" office:value="98.5" table:style-name="ce1">
            <text:p>98.5</text:p>
          </table:table-cell>
          <table:table-cell office:value-type="float" office:value="25.67" table:style-name="ce1">
            <text:p>25.67</text:p>
          </table:table-cell>
          <table:table-cell office:value-type="float" office:value="31.44153714056878" table:formula="of:=([.$I$2] * ([.A75]-[.$I$4]))/(([.$I$2]/[.$I$3])+([.A75]-[.$I$4]))" table:style-name="ce1">
            <text:p>31.44153714</text:p>
          </table:table-cell>
          <table:table-cell office:value-type="float" office:value="33.310640964964833" table:formula="of:=([.B75]-[.C75])^2" table:style-name="ce1">
            <text:p>33.31064096</text:p>
          </table:table-cell>
          <table:table-cell office:value-type="float" office:value="3.9835089336190781E-2" table:formula="of:=NORMDIST([.B75];[.C75];[.$I$5];FALSE())" table:style-name="ce1">
            <text:p>0.039835089</text:p>
          </table:table-cell>
          <table:table-cell office:value-type="float" office:value="-3.2230071134965979" table:formula="of:=LN([.E75])" table:style-name="ce1">
            <text:p>-3.223007113</text:p>
          </table:table-cell>
          <table:table-cell table:number-columns-repeated="16378"/>
        </table:table-row>
        <table:table-row table:style-name="ro1">
          <table:table-cell office:value-type="float" office:value="98.7" table:style-name="ce1">
            <text:p>98.7</text:p>
          </table:table-cell>
          <table:table-cell office:value-type="float" office:value="44.17" table:style-name="ce1">
            <text:p>44.17</text:p>
          </table:table-cell>
          <table:table-cell office:value-type="float" office:value="31.45737592643901" table:formula="of:=([.$I$2] * ([.A76]-[.$I$4]))/(([.$I$2]/[.$I$3])+([.A76]-[.$I$4]))" table:style-name="ce1">
            <text:p>31.45737593</text:p>
          </table:table-cell>
          <table:table-cell office:value-type="float" office:value="161.61081083568246" table:formula="of:=([.B76]-[.C76])^2" table:style-name="ce1">
            <text:p>161.6108108</text:p>
          </table:table-cell>
          <table:table-cell office:value-type="float" office:value="1.2229211460492393E-2" table:formula="of:=NORMDIST([.B76];[.C76];[.$I$5];FALSE())" table:style-name="ce1">
            <text:p>0.012229211</text:p>
          </table:table-cell>
          <table:table-cell office:value-type="float" office:value="-4.4039278072004375" table:formula="of:=LN([.E76])" table:style-name="ce1">
            <text:p>-4.403927807</text:p>
          </table:table-cell>
          <table:table-cell table:number-columns-repeated="16378"/>
        </table:table-row>
        <table:table-row table:style-name="ro1">
          <table:table-cell office:value-type="float" office:value="98.7" table:style-name="ce1">
            <text:p>98.7</text:p>
          </table:table-cell>
          <table:table-cell office:value-type="float" office:value="39.67" table:style-name="ce1">
            <text:p>39.67</text:p>
          </table:table-cell>
          <table:table-cell office:value-type="float" office:value="31.45737592643901" table:formula="of:=([.$I$2] * ([.A77]-[.$I$4]))/(([.$I$2]/[.$I$3])+([.A77]-[.$I$4]))" table:style-name="ce1">
            <text:p>31.45737593</text:p>
          </table:table-cell>
          <table:table-cell office:value-type="float" office:value="67.447194173633534" table:formula="of:=([.B77]-[.C77])^2" table:style-name="ce1">
            <text:p>67.44719417</text:p>
          </table:table-cell>
          <table:table-cell office:value-type="float" office:value="2.9094324162715172E-2" table:formula="of:=NORMDIST([.B77];[.C77];[.$I$5];FALSE())" table:style-name="ce1">
            <text:p>0.029094324</text:p>
          </table:table-cell>
          <table:table-cell office:value-type="float" office:value="-3.5372121697834311" table:formula="of:=LN([.E77])" table:style-name="ce1">
            <text:p>-3.53721217</text:p>
          </table:table-cell>
          <table:table-cell table:number-columns-repeated="16378"/>
        </table:table-row>
        <table:table-row table:style-name="ro1">
          <table:table-cell office:value-type="float" office:value="98.7" table:style-name="ce1">
            <text:p>98.7</text:p>
          </table:table-cell>
          <table:table-cell office:value-type="float" office:value="30" table:style-name="ce1">
            <text:p>30</text:p>
          </table:table-cell>
          <table:table-cell office:value-type="float" office:value="31.45737592643901" table:formula="of:=([.$I$2] * ([.A78]-[.$I$4]))/(([.$I$2]/[.$I$3])+([.A78]-[.$I$4]))" table:style-name="ce1">
            <text:p>31.45737593</text:p>
          </table:table-cell>
          <table:table-cell office:value-type="float" office:value="2.123944590963962" table:formula="of:=([.B78]-[.C78])^2" table:style-name="ce1">
            <text:p>2.123944591</text:p>
          </table:table-cell>
          <table:table-cell office:value-type="float" office:value="5.3080078239022631E-2" table:formula="of:=NORMDIST([.B78];[.C78];[.$I$5];FALSE())" table:style-name="ce1">
            <text:p>0.053080078</text:p>
          </table:table-cell>
          <table:table-cell office:value-type="float" office:value="-2.9359535955361227" table:formula="of:=LN([.E78])" table:style-name="ce1">
            <text:p>-2.93595359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7.3555129307412805" table:formula="of:=SQRT(SUM([.D2:.D78])/COUNT([.D2:.D78]))" table:style-name="ce1">
            <text:p>7.355512931</text:p>
          </table:table-cell>
          <table:table-cell table:number-columns-repeated="16380" table:style-name="ce1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ctoria Peechatt</meta:initial-creator>
    <dc:creator>Victoria Peechatt</dc:creator>
    <meta:creation-date>2024-02-23T05:57:52Z</meta:creation-date>
    <dc:date>2024-02-23T05:57:53Z</dc:date>
    <meta:editing-cycles>2</meta:editing-cycles>
    <meta:editing-duration>PT51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Growthh Rat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Light</text:p>
            </chart:title>
          </chart:axis>
          <chart:series chart:label-cell-address="HemlockData.$B$1" chart:values-cell-range-address="HemlockData.$B$2:.$B$78" chart:class="chart:scatter" chart:attached-axis="primary-y" chart:style-name="G0S0">
            <chart:domain table:cell-range-address="HemlockData.$A$2:.$A$78"/>
            <chart:data-point chart:repeated="77"/>
          </chart:series>
          <chart:series chart:label-cell-address="HemlockData.$C$1" chart:values-cell-range-address="HemlockData.$C$2:.$C$78" chart:class="chart:scatter" chart:attached-axis="primary-y" chart:style-name="G0S1">
            <chart:domain table:cell-range-address="HemlockData.$A$2:.$A$78"/>
            <chart:data-point chart:repeated="7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